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de" fo:country="DE"/>
    </style:style>
    <style:style style:name="P2" style:parent-style-name="Standard" style:family="paragraph">
      <style:text-properties fo:language="de" fo:country="DE"/>
    </style:style>
    <style:style style:name="P3" style:parent-style-name="Standard" style:family="paragraph">
      <style:text-properties fo:language="de" fo:country="DE"/>
    </style:style>
    <style:style style:name="P4" style:parent-style-name="Standard" style:family="paragraph">
      <style:paragraph-properties fo:text-align="center"/>
      <style:text-properties fo:font-size="20pt" style:font-size-asian="20pt" style:font-size-complex="20pt" fo:language="de" fo:country="DE"/>
    </style:style>
    <style:style style:name="P5" style:parent-style-name="Standard" style:family="paragraph">
      <style:text-properties fo:font-weight="bold" style:font-weight-asian="bold" style:font-weight-complex="bold" fo:font-size="16pt" style:font-size-asian="16pt" style:font-size-complex="16pt" fo:language="de" fo:country="DE"/>
    </style:style>
    <style:style style:name="P6" style:parent-style-name="Standard" style:family="paragraph">
      <style:text-properties fo:font-weight="bold" style:font-weight-asian="bold" style:font-weight-complex="bold" fo:font-size="16pt" style:font-size-asian="16pt" style:font-size-complex="16pt" fo:language="de" fo:country="DE"/>
    </style:style>
    <style:style style:name="P7" style:parent-style-name="Standard" style:family="paragraph">
      <style:text-properties fo:language="de" fo:country="DE"/>
    </style:style>
    <style:style style:name="P8" style:parent-style-name="Standard" style:family="paragraph">
      <style:paragraph-properties fo:text-align="center"/>
      <style:text-properties fo:color="#2A6099" fo:language="de" fo:country="DE"/>
    </style:style>
    <style:style style:name="P9" style:parent-style-name="Standard" style:family="paragraph">
      <style:paragraph-properties fo:text-align="center"/>
      <style:text-properties fo:color="#BF0041"/>
    </style:style>
    <style:style style:name="P10" style:parent-style-name="Standard" style:family="paragraph">
      <style:paragraph-properties fo:text-align="center"/>
      <style:text-properties fo:color="#FFBF00" fo:language="de" fo:country="DE"/>
    </style:style>
    <style:style style:name="P11" style:parent-style-name="Standard" style:family="paragraph">
      <style:paragraph-properties fo:text-align="center"/>
      <style:text-properties fo:color="#00A933" fo:language="de" fo:country="DE"/>
    </style:style>
    <style:style style:name="P12" style:parent-style-name="Standard" style:family="paragraph">
      <style:text-properties fo:language="de" fo:country="DE"/>
    </style:style>
    <style:style style:name="T13" style:parent-style-name="DefaultParagraphFont" style:family="text">
      <style:text-properties fo:language="de" fo:country="DE"/>
    </style:style>
    <style:style style:name="T14" style:parent-style-name="DefaultParagraphFont" style:family="text">
      <style:text-properties fo:color="#FFBF00" fo:language="de" fo:country="DE"/>
    </style:style>
    <style:style style:name="T15" style:parent-style-name="DefaultParagraphFont" style:family="text">
      <style:text-properties fo:color="#FFBF00" fo:language="de" fo:country="DE"/>
    </style:style>
    <style:style style:name="T16" style:parent-style-name="DefaultParagraphFont" style:family="text">
      <style:text-properties fo:color="#FFBF00" fo:language="de" fo:country="DE"/>
    </style:style>
    <style:style style:name="T17" style:parent-style-name="DefaultParagraphFont" style:family="text">
      <style:text-properties fo:color="#FFBF00" fo:language="de" fo:country="DE"/>
    </style:style>
    <style:style style:name="T18" style:parent-style-name="DefaultParagraphFont" style:family="text">
      <style:text-properties fo:language="de" fo:country="DE"/>
    </style:style>
    <style:style style:name="T19" style:parent-style-name="DefaultParagraphFont" style:family="text">
      <style:text-properties fo:language="de" fo:country="DE"/>
    </style:style>
    <style:style style:name="T20" style:parent-style-name="DefaultParagraphFont" style:family="text">
      <style:text-properties fo:language="de" fo:country="DE"/>
    </style:style>
    <style:style style:name="T21" style:parent-style-name="DefaultParagraphFont" style:family="text">
      <style:text-properties fo:language="de" fo:country="DE"/>
    </style:style>
    <style:style style:name="T22" style:parent-style-name="DefaultParagraphFont" style:family="text">
      <style:text-properties fo:color="#2A6099" fo:language="de" fo:country="DE"/>
    </style:style>
    <style:style style:name="T23" style:parent-style-name="DefaultParagraphFont" style:family="text">
      <style:text-properties fo:color="#2A6099" fo:language="de" fo:country="DE"/>
    </style:style>
    <style:style style:name="T24" style:parent-style-name="DefaultParagraphFont" style:family="text">
      <style:text-properties fo:color="#2A6099" fo:language="de" fo:country="DE"/>
    </style:style>
    <style:style style:name="T25" style:parent-style-name="DefaultParagraphFont" style:family="text">
      <style:text-properties fo:language="de" fo:country="DE"/>
    </style:style>
    <style:style style:name="T26" style:parent-style-name="DefaultParagraphFont" style:family="text">
      <style:text-properties fo:language="de" fo:country="DE"/>
    </style:style>
    <style:style style:name="T27" style:parent-style-name="DefaultParagraphFont" style:family="text">
      <style:text-properties fo:language="de" fo:country="DE"/>
    </style:style>
    <style:style style:name="T28" style:parent-style-name="DefaultParagraphFont" style:family="text">
      <style:text-properties fo:language="de" fo:country="DE"/>
    </style:style>
    <style:style style:name="T29" style:parent-style-name="DefaultParagraphFont" style:family="text">
      <style:text-properties fo:language="de" fo:country="DE"/>
    </style:style>
    <style:style style:name="T30" style:parent-style-name="DefaultParagraphFont" style:family="text">
      <style:text-properties fo:language="de" fo:country="DE"/>
    </style:style>
    <style:style style:name="T31" style:parent-style-name="DefaultParagraphFont" style:family="text">
      <style:text-properties fo:language="de" fo:country="DE"/>
    </style:style>
    <style:style style:name="T32" style:parent-style-name="DefaultParagraphFont" style:family="text">
      <style:text-properties fo:color="#00A933" fo:language="de" fo:country="DE"/>
    </style:style>
    <style:style style:name="T33" style:parent-style-name="DefaultParagraphFont" style:family="text">
      <style:text-properties fo:color="#00A933" fo:language="de" fo:country="DE"/>
    </style:style>
    <style:style style:name="T34" style:parent-style-name="DefaultParagraphFont" style:family="text">
      <style:text-properties fo:color="#00A933" fo:language="de" fo:country="DE"/>
    </style:style>
    <style:style style:name="T35" style:parent-style-name="DefaultParagraphFont" style:family="text">
      <style:text-properties fo:language="de" fo:country="DE"/>
    </style:style>
    <style:style style:name="T36" style:parent-style-name="DefaultParagraphFont" style:family="text">
      <style:text-properties fo:language="de" fo:country="DE"/>
    </style:style>
    <style:style style:name="T37" style:parent-style-name="DefaultParagraphFont" style:family="text">
      <style:text-properties fo:language="de" fo:country="DE"/>
    </style:style>
    <style:style style:name="T38" style:parent-style-name="DefaultParagraphFont" style:family="text">
      <style:text-properties fo:language="de" fo:country="DE"/>
    </style:style>
    <style:style style:name="T39" style:parent-style-name="DefaultParagraphFont" style:family="text">
      <style:text-properties fo:language="de" fo:country="DE"/>
    </style:style>
    <style:style style:name="T40" style:parent-style-name="DefaultParagraphFont" style:family="text">
      <style:text-properties fo:language="de" fo:country="DE"/>
    </style:style>
    <style:style style:name="T41" style:parent-style-name="DefaultParagraphFont" style:family="text">
      <style:text-properties fo:language="de" fo:country="DE"/>
    </style:style>
    <style:style style:name="T42" style:parent-style-name="DefaultParagraphFont" style:family="text">
      <style:text-properties fo:color="#BF0041" fo:language="de" fo:country="DE"/>
    </style:style>
    <style:style style:name="T43" style:parent-style-name="DefaultParagraphFont" style:family="text">
      <style:text-properties fo:color="#BF0041" fo:language="de" fo:country="DE"/>
    </style:style>
    <style:style style:name="T44" style:parent-style-name="DefaultParagraphFont" style:family="text">
      <style:text-properties fo:language="de" fo:country="DE"/>
    </style:style>
    <style:style style:name="T45" style:parent-style-name="DefaultParagraphFont" style:family="text">
      <style:text-properties fo:language="de" fo:country="DE"/>
    </style:style>
    <style:style style:name="T46" style:parent-style-name="DefaultParagraphFont" style:family="text">
      <style:text-properties fo:language="de" fo:country="DE"/>
    </style:style>
    <style:style style:name="T47" style:parent-style-name="DefaultParagraphFont" style:family="text">
      <style:text-properties fo:language="de" fo:country="DE"/>
    </style:style>
    <style:style style:name="T48" style:parent-style-name="DefaultParagraphFont" style:family="text">
      <style:text-properties fo:language="de" fo:country="DE"/>
    </style:style>
    <style:style style:name="T49" style:parent-style-name="DefaultParagraphFont" style:family="text">
      <style:text-properties fo:language="de" fo:country="DE"/>
    </style:style>
    <style:style style:name="T50" style:parent-style-name="DefaultParagraphFont" style:family="text">
      <style:text-properties fo:language="de" fo:country="DE"/>
    </style:style>
    <style:style style:name="T51" style:parent-style-name="DefaultParagraphFont" style:family="text">
      <style:text-properties fo:color="#2A6099" fo:language="de" fo:country="DE"/>
    </style:style>
    <style:style style:name="T52" style:parent-style-name="DefaultParagraphFont" style:family="text">
      <style:text-properties fo:color="#2A6099" fo:language="de" fo:country="DE"/>
    </style:style>
    <style:style style:name="T53" style:parent-style-name="DefaultParagraphFont" style:family="text">
      <style:text-properties fo:language="de" fo:country="DE"/>
    </style:style>
    <style:style style:name="T54" style:parent-style-name="DefaultParagraphFont" style:family="text">
      <style:text-properties fo:language="de" fo:country="DE"/>
    </style:style>
    <style:style style:name="T55" style:parent-style-name="DefaultParagraphFont" style:family="text">
      <style:text-properties fo:language="de" fo:country="DE"/>
    </style:style>
    <style:style style:name="T56" style:parent-style-name="DefaultParagraphFont" style:family="text">
      <style:text-properties fo:language="de" fo:country="DE"/>
    </style:style>
    <style:style style:name="T57" style:parent-style-name="DefaultParagraphFont" style:family="text">
      <style:text-properties fo:language="de" fo:country="DE"/>
    </style:style>
    <style:style style:name="T58" style:parent-style-name="DefaultParagraphFont" style:family="text">
      <style:text-properties fo:language="de" fo:country="DE"/>
    </style:style>
    <style:style style:name="T59" style:parent-style-name="DefaultParagraphFont" style:family="text">
      <style:text-properties fo:language="de" fo:country="DE"/>
    </style:style>
    <style:style style:name="P60" style:parent-style-name="Standard" style:family="paragraph">
      <style:text-properties fo:language="de" fo:country="DE"/>
    </style:style>
    <style:style style:name="P61" style:parent-style-name="Standard" style:family="paragraph">
      <style:text-properties fo:font-size="14pt" style:font-size-asian="14pt" style:font-size-complex="14pt" fo:language="de" fo:country="DE"/>
    </style:style>
    <style:style style:name="T62" style:parent-style-name="DefaultParagraphFont" style:family="text">
      <style:text-properties fo:language="de" fo:country="DE"/>
    </style:style>
    <style:style style:name="T63" style:parent-style-name="DefaultParagraphFont" style:family="text">
      <style:text-properties fo:language="de" fo:country="DE"/>
    </style:style>
    <style:style style:name="T64" style:parent-style-name="DefaultParagraphFont" style:family="text">
      <style:text-properties fo:language="de" fo:country="DE"/>
    </style:style>
    <style:style style:name="T65" style:parent-style-name="DefaultParagraphFont" style:family="text">
      <style:text-properties fo:language="de" fo:country="DE"/>
    </style:style>
    <style:style style:name="T66" style:parent-style-name="DefaultParagraphFont" style:family="text">
      <style:text-properties fo:language="de" fo:country="DE"/>
    </style:style>
    <style:style style:name="T67" style:parent-style-name="DefaultParagraphFont" style:family="text">
      <style:text-properties fo:language="de" fo:country="DE"/>
    </style:style>
    <style:style style:name="T68" style:parent-style-name="DefaultParagraphFont" style:family="text">
      <style:text-properties fo:color="#00A933" fo:language="de" fo:country="DE"/>
    </style:style>
    <style:style style:name="T69" style:parent-style-name="DefaultParagraphFont" style:family="text">
      <style:text-properties fo:color="#00A933" fo:language="de" fo:country="DE"/>
    </style:style>
    <style:style style:name="T70" style:parent-style-name="DefaultParagraphFont" style:family="text">
      <style:text-properties fo:language="de" fo:country="DE"/>
    </style:style>
    <style:style style:name="T71" style:parent-style-name="DefaultParagraphFont" style:family="text">
      <style:text-properties fo:language="de" fo:country="DE"/>
    </style:style>
    <style:style style:name="T72" style:parent-style-name="DefaultParagraphFont" style:family="text">
      <style:text-properties fo:language="de" fo:country="DE"/>
    </style:style>
    <style:style style:name="T73" style:parent-style-name="DefaultParagraphFont" style:family="text">
      <style:text-properties fo:language="de" fo:country="DE"/>
    </style:style>
    <style:style style:name="T74" style:parent-style-name="DefaultParagraphFont" style:family="text">
      <style:text-properties fo:language="de" fo:country="DE"/>
    </style:style>
    <style:style style:name="T75" style:parent-style-name="DefaultParagraphFont" style:family="text">
      <style:text-properties fo:language="de" fo:country="DE"/>
    </style:style>
    <style:style style:name="T76" style:parent-style-name="DefaultParagraphFont" style:family="text">
      <style:text-properties fo:language="de" fo:country="DE"/>
    </style:style>
    <style:style style:name="T77" style:parent-style-name="DefaultParagraphFont" style:family="text">
      <style:text-properties fo:language="de" fo:country="DE"/>
    </style:style>
    <style:style style:name="T78" style:parent-style-name="DefaultParagraphFont" style:family="text">
      <style:text-properties fo:language="de" fo:country="DE"/>
    </style:style>
    <style:style style:name="T79" style:parent-style-name="DefaultParagraphFont" style:family="text">
      <style:text-properties fo:language="de" fo:country="DE"/>
    </style:style>
    <style:style style:name="T80" style:parent-style-name="DefaultParagraphFont" style:family="text">
      <style:text-properties fo:language="de" fo:country="DE"/>
    </style:style>
    <style:style style:name="T81" style:parent-style-name="DefaultParagraphFont" style:family="text">
      <style:text-properties fo:language="de" fo:country="DE"/>
    </style:style>
    <style:style style:name="T82" style:parent-style-name="DefaultParagraphFont" style:family="text">
      <style:text-properties fo:language="de" fo:country="DE"/>
    </style:style>
    <style:style style:name="T83" style:parent-style-name="DefaultParagraphFont" style:family="text">
      <style:text-properties fo:language="de" fo:country="DE"/>
    </style:style>
    <style:style style:name="T84" style:parent-style-name="DefaultParagraphFont" style:family="text">
      <style:text-properties fo:language="de" fo:country="DE"/>
    </style:style>
    <style:style style:name="T85" style:parent-style-name="DefaultParagraphFont" style:family="text">
      <style:text-properties style:font-name="Arial" style:font-name-complex="Arial" fo:font-style="italic" style:font-style-asian="italic" style:font-style-complex="italic" fo:color="#202122" fo:font-size="10.5pt" style:font-size-asian="10.5pt" style:font-size-complex="10.5pt" fo:background-color="#FFFFFF"/>
    </style:style>
    <style:style style:name="T86" style:parent-style-name="DefaultParagraphFont" style:family="text">
      <style:text-properties fo:font-style="italic" style:font-style-asian="italic" style:font-style-complex="italic" fo:language="de" fo:country="DE"/>
    </style:style>
    <style:style style:name="T87" style:parent-style-name="DefaultParagraphFont" style:family="text">
      <style:text-properties fo:language="de" fo:country="DE"/>
    </style:style>
    <style:style style:name="T88" style:parent-style-name="DefaultParagraphFont" style:family="text">
      <style:text-properties fo:language="de" fo:country="DE"/>
    </style:style>
    <style:style style:name="T89" style:parent-style-name="DefaultParagraphFont" style:family="text">
      <style:text-properties fo:language="de" fo:country="DE"/>
    </style:style>
    <style:style style:name="T90" style:parent-style-name="DefaultParagraphFont" style:family="text">
      <style:text-properties fo:language="de" fo:country="DE"/>
    </style:style>
    <style:style style:name="T91" style:parent-style-name="DefaultParagraphFont" style:family="text">
      <style:text-properties fo:language="de" fo:country="DE"/>
    </style:style>
    <style:style style:name="T92" style:parent-style-name="DefaultParagraphFont" style:family="text">
      <style:text-properties fo:language="de" fo:country="DE"/>
    </style:style>
    <style:style style:name="T93" style:parent-style-name="DefaultParagraphFont" style:family="text">
      <style:text-properties fo:font-style="italic" style:font-style-asian="italic" style:font-style-complex="italic" fo:language="de" fo:country="DE"/>
    </style:style>
    <style:style style:name="T94" style:parent-style-name="DefaultParagraphFont" style:family="text">
      <style:text-properties fo:font-style="italic" style:font-style-asian="italic" style:font-style-complex="italic" fo:language="de" fo:country="DE"/>
    </style:style>
    <style:style style:name="T95" style:parent-style-name="DefaultParagraphFont" style:family="text">
      <style:text-properties fo:language="de" fo:country="DE"/>
    </style:style>
    <style:style style:name="T96" style:parent-style-name="DefaultParagraphFont" style:family="text">
      <style:text-properties fo:language="de" fo:country="DE"/>
    </style:style>
    <style:style style:name="T97" style:parent-style-name="DefaultParagraphFont" style:family="text">
      <style:text-properties fo:language="de" fo:country="DE"/>
    </style:style>
    <style:style style:name="T98" style:parent-style-name="DefaultParagraphFont" style:family="text">
      <style:text-properties fo:language="de" fo:country="DE"/>
    </style:style>
    <style:style style:name="T99" style:parent-style-name="DefaultParagraphFont" style:family="text">
      <style:text-properties fo:language="de" fo:country="DE"/>
    </style:style>
    <style:style style:name="T100" style:parent-style-name="DefaultParagraphFont" style:family="text">
      <style:text-properties fo:language="de" fo:country="DE"/>
    </style:style>
    <style:style style:name="P101" style:parent-style-name="Standard" style:family="paragraph">
      <style:text-properties fo:language="de" fo:country="DE"/>
    </style:style>
    <style:style style:name="P102" style:parent-style-name="Standard" style:family="paragraph">
      <style:text-properties fo:font-size="14pt" style:font-size-asian="14pt" style:font-size-complex="14pt" fo:language="de" fo:country="DE"/>
    </style:style>
    <style:style style:name="T103" style:parent-style-name="DefaultParagraphFont" style:family="text">
      <style:text-properties fo:language="de" fo:country="DE"/>
    </style:style>
    <style:style style:name="T104" style:parent-style-name="DefaultParagraphFont" style:family="text">
      <style:text-properties fo:language="de" fo:country="DE"/>
    </style:style>
    <style:style style:name="T105" style:parent-style-name="DefaultParagraphFont" style:family="text">
      <style:text-properties fo:language="de" fo:country="DE"/>
    </style:style>
    <style:style style:name="T106" style:parent-style-name="DefaultParagraphFont" style:family="text">
      <style:text-properties fo:language="de" fo:country="DE"/>
    </style:style>
    <style:style style:name="T107" style:parent-style-name="DefaultParagraphFont" style:family="text">
      <style:text-properties fo:language="de" fo:country="DE"/>
    </style:style>
    <style:style style:name="T108" style:parent-style-name="DefaultParagraphFont" style:family="text">
      <style:text-properties fo:language="de" fo:country="DE"/>
    </style:style>
    <style:style style:name="T109" style:parent-style-name="DefaultParagraphFont" style:family="text">
      <style:text-properties fo:language="de" fo:country="DE"/>
    </style:style>
    <style:style style:name="T110" style:parent-style-name="DefaultParagraphFont" style:family="text">
      <style:text-properties fo:language="de" fo:country="DE"/>
    </style:style>
    <style:style style:name="T111" style:parent-style-name="DefaultParagraphFont" style:family="text">
      <style:text-properties fo:language="de" fo:country="DE"/>
    </style:style>
    <style:style style:name="T112" style:parent-style-name="DefaultParagraphFont" style:family="text">
      <style:text-properties fo:language="de" fo:country="DE"/>
    </style:style>
    <style:style style:name="T113" style:parent-style-name="DefaultParagraphFont" style:family="text">
      <style:text-properties fo:language="de" fo:country="DE"/>
    </style:style>
    <style:style style:name="T114" style:parent-style-name="DefaultParagraphFont" style:family="text">
      <style:text-properties fo:language="de" fo:country="DE"/>
    </style:style>
    <style:style style:name="T115" style:parent-style-name="DefaultParagraphFont" style:family="text">
      <style:text-properties style:font-name="Arial" style:font-name-complex="Arial" fo:font-style="italic" style:font-style-asian="italic" style:font-style-complex="italic" fo:color="#202122" fo:font-size="10.5pt" style:font-size-asian="10.5pt" style:font-size-complex="10.5pt" fo:background-color="#FFFFFF"/>
    </style:style>
    <style:style style:name="T116" style:parent-style-name="DefaultParagraphFont" style:family="text">
      <style:text-properties fo:font-style="italic" style:font-style-asian="italic" style:font-style-complex="italic" fo:language="de" fo:country="DE"/>
    </style:style>
    <style:style style:name="T117" style:parent-style-name="DefaultParagraphFont" style:family="text">
      <style:text-properties fo:font-style="italic" style:font-style-asian="italic" style:font-style-complex="italic" fo:language="de" fo:country="DE"/>
    </style:style>
    <style:style style:name="T118" style:parent-style-name="DefaultParagraphFont" style:family="text">
      <style:text-properties fo:font-style="italic" style:font-style-asian="italic" style:font-style-complex="italic" fo:language="de" fo:country="DE"/>
    </style:style>
    <style:style style:name="T119" style:parent-style-name="DefaultParagraphFont" style:family="text">
      <style:text-properties fo:language="de" fo:country="DE"/>
    </style:style>
    <style:style style:name="T120" style:parent-style-name="DefaultParagraphFont" style:family="text">
      <style:text-properties fo:language="de" fo:country="DE"/>
    </style:style>
    <style:style style:name="T121" style:parent-style-name="DefaultParagraphFont" style:family="text">
      <style:text-properties fo:language="de" fo:country="DE"/>
    </style:style>
    <style:style style:name="T122" style:parent-style-name="DefaultParagraphFont" style:family="text">
      <style:text-properties fo:language="de" fo:country="DE"/>
    </style:style>
    <style:style style:name="T123" style:parent-style-name="DefaultParagraphFont" style:family="text">
      <style:text-properties fo:language="de" fo:country="DE"/>
    </style:style>
    <style:style style:name="T124" style:parent-style-name="DefaultParagraphFont" style:family="text">
      <style:text-properties fo:language="de" fo:country="DE"/>
    </style:style>
    <style:style style:name="T125" style:parent-style-name="DefaultParagraphFont" style:family="text">
      <style:text-properties fo:language="de" fo:country="DE"/>
    </style:style>
    <style:style style:name="P126" style:parent-style-name="Standard" style:family="paragraph">
      <style:text-properties fo:language="de" fo:country="DE"/>
    </style:style>
    <style:style style:name="P127" style:parent-style-name="Standard" style:family="paragraph">
      <style:text-properties fo:font-size="14pt" style:font-size-asian="14pt" style:font-size-complex="14pt" fo:language="de" fo:country="DE"/>
    </style:style>
    <style:style style:name="T128" style:parent-style-name="DefaultParagraphFont" style:family="text">
      <style:text-properties fo:language="de" fo:country="DE"/>
    </style:style>
    <style:style style:name="T129" style:parent-style-name="DefaultParagraphFont" style:family="text">
      <style:text-properties fo:font-style="italic" style:font-style-asian="italic" style:font-style-complex="italic" fo:language="de" fo:country="DE"/>
    </style:style>
    <style:style style:name="T130" style:parent-style-name="DefaultParagraphFont" style:family="text">
      <style:text-properties fo:language="de" fo:country="DE"/>
    </style:style>
    <style:style style:name="T131" style:parent-style-name="DefaultParagraphFont" style:family="text">
      <style:text-properties fo:language="de" fo:country="DE"/>
    </style:style>
    <style:style style:name="T132" style:parent-style-name="DefaultParagraphFont" style:family="text">
      <style:text-properties fo:language="de" fo:country="DE"/>
    </style:style>
    <style:style style:name="T133" style:parent-style-name="DefaultParagraphFont" style:family="text">
      <style:text-properties fo:language="de" fo:country="DE"/>
    </style:style>
    <style:style style:name="T134" style:parent-style-name="DefaultParagraphFont" style:family="text">
      <style:text-properties fo:language="de" fo:country="DE"/>
    </style:style>
    <style:style style:name="T135" style:parent-style-name="DefaultParagraphFont" style:family="text">
      <style:text-properties fo:language="de" fo:country="DE"/>
    </style:style>
    <style:style style:name="T136" style:parent-style-name="DefaultParagraphFont" style:family="text">
      <style:text-properties fo:language="de" fo:country="DE"/>
    </style:style>
    <style:style style:name="T137" style:parent-style-name="DefaultParagraphFont" style:family="text">
      <style:text-properties fo:language="de" fo:country="DE"/>
    </style:style>
    <style:style style:name="T138" style:parent-style-name="DefaultParagraphFont" style:family="text">
      <style:text-properties fo:language="de" fo:country="DE"/>
    </style:style>
    <style:style style:name="T139" style:parent-style-name="DefaultParagraphFont" style:family="text">
      <style:text-properties fo:language="de" fo:country="DE"/>
    </style:style>
    <style:style style:name="T140" style:parent-style-name="DefaultParagraphFont" style:family="text">
      <style:text-properties fo:language="de" fo:country="DE"/>
    </style:style>
    <style:style style:name="T141" style:parent-style-name="DefaultParagraphFont" style:family="text">
      <style:text-properties fo:language="de" fo:country="DE"/>
    </style:style>
    <style:style style:name="T142" style:parent-style-name="DefaultParagraphFont" style:family="text">
      <style:text-properties fo:language="de" fo:country="DE"/>
    </style:style>
    <style:style style:name="T143" style:parent-style-name="DefaultParagraphFont" style:family="text">
      <style:text-properties fo:language="de" fo:country="DE"/>
    </style:style>
    <style:style style:name="T144" style:parent-style-name="DefaultParagraphFont" style:family="text">
      <style:text-properties fo:color="#2A6099" fo:language="de" fo:country="DE"/>
    </style:style>
    <style:style style:name="T145" style:parent-style-name="DefaultParagraphFont" style:family="text">
      <style:text-properties fo:language="de" fo:country="DE"/>
    </style:style>
    <style:style style:name="T146" style:parent-style-name="DefaultParagraphFont" style:family="text">
      <style:text-properties fo:language="de" fo:country="DE"/>
    </style:style>
    <style:style style:name="T147" style:parent-style-name="DefaultParagraphFont" style:family="text">
      <style:text-properties fo:language="de" fo:country="DE"/>
    </style:style>
    <style:style style:name="T148" style:parent-style-name="DefaultParagraphFont" style:family="text">
      <style:text-properties fo:language="de" fo:country="DE"/>
    </style:style>
    <style:style style:name="T149" style:parent-style-name="DefaultParagraphFont" style:family="text">
      <style:text-properties fo:language="de" fo:country="DE"/>
    </style:style>
    <style:style style:name="T150" style:parent-style-name="DefaultParagraphFont" style:family="text">
      <style:text-properties fo:language="de" fo:country="DE"/>
    </style:style>
    <style:style style:name="T151" style:parent-style-name="DefaultParagraphFont" style:family="text">
      <style:text-properties fo:language="de" fo:country="DE"/>
    </style:style>
    <style:style style:name="T152" style:parent-style-name="DefaultParagraphFont" style:family="text">
      <style:text-properties fo:language="de" fo:country="DE"/>
    </style:style>
    <style:style style:name="T153" style:parent-style-name="DefaultParagraphFont" style:family="text">
      <style:text-properties fo:color="#FFBF00" fo:language="de" fo:country="DE"/>
    </style:style>
    <style:style style:name="T154" style:parent-style-name="DefaultParagraphFont" style:family="text">
      <style:text-properties fo:language="de" fo:country="DE"/>
    </style:style>
    <style:style style:name="T155" style:parent-style-name="DefaultParagraphFont" style:family="text">
      <style:text-properties fo:color="#BF0041" fo:language="de" fo:country="DE"/>
    </style:style>
    <style:style style:name="T156" style:parent-style-name="DefaultParagraphFont" style:family="text">
      <style:text-properties fo:language="de" fo:country="DE"/>
    </style:style>
    <style:style style:name="T157" style:parent-style-name="DefaultParagraphFont" style:family="text">
      <style:text-properties fo:color="#00A933" fo:language="de" fo:country="DE"/>
    </style:style>
    <style:style style:name="T158" style:parent-style-name="DefaultParagraphFont" style:family="text">
      <style:text-properties fo:language="de" fo:country="DE"/>
    </style:style>
    <style:style style:name="T159" style:parent-style-name="DefaultParagraphFont" style:family="text">
      <style:text-properties fo:color="#FFBF00" fo:language="de" fo:country="DE"/>
    </style:style>
    <style:style style:name="T160" style:parent-style-name="DefaultParagraphFont" style:family="text">
      <style:text-properties fo:language="de" fo:country="DE"/>
    </style:style>
    <style:style style:name="T161" style:parent-style-name="DefaultParagraphFont" style:family="text">
      <style:text-properties fo:color="#BF0041" fo:language="de" fo:country="DE"/>
    </style:style>
    <style:style style:name="T162" style:parent-style-name="DefaultParagraphFont" style:family="text">
      <style:text-properties fo:language="de" fo:country="DE"/>
    </style:style>
    <style:style style:name="T163" style:parent-style-name="DefaultParagraphFont" style:family="text">
      <style:text-properties fo:color="#BF0041" fo:language="de" fo:country="DE"/>
    </style:style>
    <style:style style:name="T164" style:parent-style-name="DefaultParagraphFont" style:family="text">
      <style:text-properties fo:language="de" fo:country="DE"/>
    </style:style>
    <style:style style:name="T165" style:parent-style-name="DefaultParagraphFont" style:family="text">
      <style:text-properties fo:color="#00A933" fo:language="de" fo:country="DE"/>
    </style:style>
    <style:style style:name="T166" style:parent-style-name="DefaultParagraphFont" style:family="text">
      <style:text-properties fo:language="de" fo:country="DE"/>
    </style:style>
    <style:style style:name="T167" style:parent-style-name="DefaultParagraphFont" style:family="text">
      <style:text-properties fo:language="de" fo:country="DE"/>
    </style:style>
    <style:style style:name="P168" style:parent-style-name="Standard" style:family="paragraph">
      <style:text-properties fo:language="de" fo:country="DE"/>
    </style:style>
    <style:style style:name="P169" style:parent-style-name="Standard" style:family="paragraph">
      <style:text-properties fo:language="de" fo:country="DE"/>
    </style:style>
    <style:style style:name="P170" style:parent-style-name="Standard" style:family="paragraph">
      <style:text-properties fo:language="de" fo:country="DE"/>
    </style:style>
    <style:style style:name="P171" style:parent-style-name="Standard" style:family="paragraph">
      <style:text-properties fo:language="de" fo:country="DE"/>
    </style:style>
    <style:style style:name="P172" style:parent-style-name="Standard" style:family="paragraph">
      <style:text-properties fo:language="de" fo:country="DE"/>
    </style:style>
    <style:style style:name="P173" style:parent-style-name="Standard" style:family="paragraph">
      <style:text-properties fo:language="de" fo:country="DE"/>
    </style:style>
    <style:style style:name="P174" style:parent-style-name="Standard" style:family="paragraph">
      <style:text-properties fo:language="de" fo:country="DE"/>
    </style:style>
    <style:style style:name="P175" style:parent-style-name="Standard" style:family="paragraph">
      <style:text-properties fo:language="de" fo:country="DE"/>
    </style:style>
    <style:style style:name="T176" style:parent-style-name="DefaultParagraphFont" style:family="text">
      <style:text-properties fo:language="de" fo:country="DE"/>
    </style:style>
    <style:style style:name="T177" style:parent-style-name="DefaultParagraphFont" style:family="text">
      <style:text-properties fo:language="de" fo:country="DE"/>
    </style:style>
    <style:style style:name="T178" style:parent-style-name="DefaultParagraphFont" style:family="text">
      <style:text-properties fo:language="de" fo:country="DE"/>
    </style:style>
    <style:style style:family="graphic" style:name="a0">
      <style:graphic-properties style:wrap="parallel" style:wrap-contour="false" style:horizontal-rel="paragraph" style:vertical-rel="paragraph" style:horizontal-pos="center" style:vertical-pos="top"/>
    </style:style>
    <style:style style:family="graphic" style:name="a1">
      <style:graphic-properties style:wrap="parallel" style:wrap-contour="false" style:horizontal-rel="paragraph" style:vertical-rel="paragraph" style:horizontal-pos="center" style:vertical-pos="top"/>
    </style:style>
    <style:style style:family="graphic" style:name="a2">
      <style:graphic-properties style:wrap="parallel" style:wrap-contour="false" style:horizontal-rel="paragraph" style:vertical-rel="paragraph" style:horizontal-pos="center" style:vertical-pos="top"/>
    </style:style>
  </office:automatic-styles>
  <office:body>
    <office:text text:use-soft-page-breaks="true">
      <text:p text:style-name="P1"/>
      <text:p text:style-name="P2"/>
      <text:p text:style-name="P3"/>
      <text:p text:style-name="P4">Block 5 Aufgabe 6</text:p>
      <text:p text:style-name="P5"/>
      <text:p text:style-name="P6"/>
      <text:p text:style-name="P7">Im folgenden Interpretieren wir den Offset, den Delay und die Root Dispersion in Abhängigkeit der Anfragenummer n, wie in den nachfolgenden Metriken dargestellt. Hierbei ist anzumerken, dass eine farbige Kurve jeweils die Ergebnisse eines Servers aus einem Server-Pool darstellen:<text:s/></text:p>
      <text:p text:style-name="P8">Blau: 0.de.pool.ntp.org (Server 0)</text:p>
      <text:p text:style-name="P9">Rot: 1.de.pool.ntp.org (Server 1)</text:p>
      <text:p text:style-name="P10">Gelb: 2.de.pool.ntp.org (Server 2)</text:p>
      <text:p text:style-name="P11">Grün: 3.de.pool.ntp.org (Server 3)</text:p>
      <text:p text:style-name="P12"/>
      <text:p text:style-name="Standard"><text:span text:style-name="T13">Allgemein lässt sich ablesen, dass<text:s/></text:span><text:span text:style-name="T14">Server</text:span><text:span text:style-name="T15"><text:s/></text:span><text:span text:style-name="T16">2</text:span><text:span text:style-name="T17"><text:s/></text:span><text:span text:style-name="T18">den geringsten Offset</text:span><text:span text:style-name="T19"><text:s/>hat, und somit am Zeitsynchronsten zu unserem Client ist.<text:s/></text:span><text:span text:style-name="T20">Wohingegen die Uhr<text:s/></text:span><text:span text:style-name="T21">von<text:s/></text:span><text:span text:style-name="T22">Server</text:span><text:span text:style-name="T23"><text:s/>0</text:span><text:span text:style-name="T24"><text:s/></text:span><text:span text:style-name="T25">am meisten von<text:s/></text:span><text:span text:style-name="T26">der<text:s/></text:span><text:span text:style-name="T27">unsere</text:span><text:span text:style-name="T28">s Clients</text:span><text:span text:style-name="T29"><text:s/>abweicht.</text:span><text:span text:style-name="T30"><text:s/></text:span><text:span text:style-name="T31">Bezüglich der räumlichen Distanz scheint hingegen<text:s/></text:span><text:span text:style-name="T32">Server</text:span><text:span text:style-name="T33"><text:s/>3</text:span><text:span text:style-name="T34"><text:s/></text:span><text:span text:style-name="T35">dem Client</text:span><text:span text:style-name="T36"><text:s/>am nächsten zu sei</text:span><text:span text:style-name="T37">n, da dessen Delay am geringsten<text:s/></text:span><text:span text:style-name="T38">ist</text:span><text:span text:style-name="T39">.</text:span><text:span text:style-name="T40"><text:s/>Dementsprechend scheint<text:s/></text:span><text:span text:style-name="T41">der<text:s/></text:span><text:span text:style-name="T42">Server</text:span><text:span text:style-name="T43"><text:s/>1</text:span><text:span text:style-name="T44"><text:s/></text:span><text:span text:style-name="T45">am weitesten<text:s/></text:span><text:span text:style-name="T46">entfernt</text:span><text:span text:style-name="T47"><text:s/>zu sein.</text:span><text:span text:style-name="T48"><text:s/></text:span><text:span text:style-name="T49">Die Uhr<text:s/></text:span><text:span text:style-name="T50">von<text:s/></text:span><text:span text:style-name="T51">Servers</text:span><text:span text:style-name="T52"><text:s/>0</text:span><text:span text:style-name="T53"><text:s/></text:span><text:span text:style-name="T54">ist wahrscheinlich</text:span><text:span text:style-name="T55"><text:s/>am besten mit seinem Zeitserver synchronisiert</text:span><text:span text:style-name="T56">, da seine Root Dispersion wesentlich geringer<text:s/></text:span><text:span text:style-name="T57">ausfällt</text:span><text:span text:style-name="T58"><text:s/>als die der a</text:span><text:span text:style-name="T59">nderen drei Server.</text:span></text:p>
      <text:p text:style-name="P60"/>
      <text:p text:style-name="P61">Offset:</text:p>
      <text:p text:style-name="Standard"><text:span text:style-name="T62">Es fallen mehrere<text:s/></text:span><text:span text:style-name="T63">Ausreißer auf, wobei einer besonders stark au</text:span><text:span text:style-name="T64">f</text:span><text:span text:style-name="T65">fällt</text:span><text:span text:style-name="T66"><text:s/></text:span><text:span text:style-name="T67">(</text:span><text:span text:style-name="T68">Server 3</text:span><text:span text:style-name="T69"><text:s/></text:span><text:span text:style-name="T70">zwischen<text:s/></text:span><text:span text:style-name="T71">den Anfragenummern<text:s/></text:span><text:span text:style-name="T72">17 und 21)</text:span><text:span text:style-name="T73">.</text:span><text:span text:style-name="T74"><text:s/>Diese Ausreißer sind wohl nicht darauf zurückzuführen, dass die Differenz zwischen</text:span><text:span text:style-name="T75"><text:s/>der Uhr</text:span><text:span text:style-name="T76"><text:s/>unsere</text:span><text:span text:style-name="T77">s Clients</text:span><text:span text:style-name="T78"><text:s/>und der des Servers<text:s/></text:span><text:span text:style-name="T79">sich für einen kurzen Moment stark verändert, da<text:s/></text:span><text:span text:style-name="T80">Uhren</text:span><text:span text:style-name="T81"><text:s/></text:span><text:span text:style-name="T82">normalerweise keine Sprünge machen</text:span><text:span text:style-name="T83"><text:s/>sollten</text:span><text:span text:style-name="T84">. Es gibt zwar einen Clock Drift, jedoch ist dieser kontinuierlich. Die Ausreißer sind also auf etwas anderes zurückzuführen. Bei Betrachtung der Formel für den Offset<text:s/></text:span><text:span text:style-name="T85">θ</text:span><text:span text:style-name="T86"><text:s/>= 0.5[(T2-T1) +(T3-T4)]</text:span><text:span text:style-name="T87"><text:s/></text:span><text:span text:style-name="T88">ist erkennbar, dass sich dieser erhöht, wenn sich T2<text:s/></text:span><text:span text:style-name="T89">erhöht. Die Ausreißer nach oben sind also damit zu erklären, dass Pakete auf dem Weg</text:span><text:span text:style-name="T90"><text:s/>zum Server „im Stau stecken bleiben“. Im umgekehrten Fall verursachen Pakete, die auf dem Weg vom Server zu</text:span><text:span text:style-name="T91">m Client</text:span><text:span text:style-name="T92"><text:s/>in<text:s/></text:span><text:span text:style-name="T93">c</text:span><text:span text:style-name="T94">ongestion</text:span><text:span text:style-name="T95"><text:s/>geraten</text:span><text:span text:style-name="T96">,</text:span><text:span text:style-name="T97"><text:s/>einen Ausreißer nach unten,</text:span><text:span text:style-name="T98"><text:s/>weil sich<text:s/></text:span><text:span text:style-name="T99">dadurch<text:s/></text:span><text:span text:style-name="T100">T4 erhöht.</text:span></text:p>
      <text:p text:style-name="P101"/>
      <text:p text:style-name="P102">Delay:</text:p>
      <text:p text:style-name="Standard"><text:span text:style-name="T103">Hier sind Ausreißer zu<text:s/></text:span><text:span text:style-name="T104">denselben</text:span><text:span text:style-name="T105"><text:s/>Zeitpunkten</text:span><text:span text:style-name="T106"><text:s/>wie in der Metrik des Offsets</text:span><text:span text:style-name="T107"><text:s/>zu erkenn</text:span><text:span text:style-name="T108">en. Diese<text:s/></text:span><text:span text:style-name="T109">Fallen jedoch immer nach oben aus. D</text:span><text:span text:style-name="T110">as</text:span><text:span text:style-name="T111"><text:s/>lässt sich mit der Formel für d</text:span><text:span text:style-name="T112">en</text:span><text:span text:style-name="T113"><text:s/>Delay</text:span><text:span text:style-name="T114"><text:s/></text:span><text:span text:style-name="T115">δ</text:span><text:span text:style-name="T116"><text:s/>=<text:s/></text:span><text:span text:style-name="T117">RTT /</text:span><text:span text:style-name="T118"><text:s/>2</text:span><text:span text:style-name="T119"><text:s/>erklären: Wenn ein Paket „stecken bleibt“ verlängert sich die RTT</text:span><text:span text:style-name="T120"><text:s/></text:span><text:span text:style-name="T121">– unabhängig davon, ob das Paket vo</text:span><text:span text:style-name="T122">m Client</text:span><text:span text:style-name="T123"><text:s/>zum Server oder vom Server zu</text:span><text:span text:style-name="T124">m Client</text:span><text:span text:style-name="T125"><text:s/>geschickt wurde.</text:span></text:p>
      <text:p text:style-name="P126"/>
      <text:p text:style-name="P127">Root Dispersion:</text:p>
      <text:p text:style-name="Standard"><text:span text:style-name="T128">Die erkennbaren<text:s/></text:span><text:span text:style-name="T129">Sägezahnkurven</text:span><text:span text:style-name="T130"><text:s/>sind mit dem Clock Drift zu erklären. Die Uhren der Server<text:s/></text:span><text:span text:style-name="T131">entfernen sich stetig von der Uhrzeit ihrer Zeitserver<text:s/></text:span><text:span text:style-name="T132">und synchronisieren sich dann</text:span><text:span text:style-name="T133"><text:s/>nach einer<text:s/></text:span><text:span text:style-name="T134">gewissen Ze</text:span><text:span text:style-name="T135">it</text:span><text:span text:style-name="T136"><text:s/></text:span><text:span text:style-name="T137">wieder</text:span><text:span text:style-name="T138">.<text:s/></text:span><text:span text:style-name="T139">Da</text:span><text:span text:style-name="T140">her kommt<text:s/></text:span><text:span text:style-name="T141">das plötzliche Abfallen der Kurve.</text:span><text:span text:style-name="T142"><text:s/></text:span><text:span text:style-name="T143">Der<text:s/></text:span><text:span text:style-name="T144">Server 0<text:s/></text:span><text:span text:style-name="T145">zeigt dieses Verhalten</text:span><text:span text:style-name="T146"><text:s/>– zumindest in dieser Metrik –<text:s/></text:span><text:span text:style-name="T147">nicht</text:span><text:span text:style-name="T148">. Das kann daran liegen, dass</text:span><text:span text:style-name="T149"><text:s/>er<text:s/></text:span><text:span text:style-name="T150">sehr gut mit seinem Zeitserver synchronisiert ist. Er hat möglicherweise ein geringeres Stratum (liegt also in der Hiera</text:span><text:span text:style-name="T151">rchie auf einer höheren Ebene).</text:span><text:span text:style-name="T152"><text:s/>Es ist außerdem zu erkennen, dass die Root Dispersion von<text:s/></text:span><text:span text:style-name="T153">Server 2</text:span><text:span text:style-name="T154"><text:s/>etwas geringer ausfällt als die von<text:s/></text:span><text:span text:style-name="T155">Server 1<text:s/></text:span><text:span text:style-name="T156">und<text:s/></text:span><text:span text:style-name="T157">Server 3</text:span><text:span text:style-name="T158">, da der Hochpunkt, bzw. Tiefpunkt von<text:s/></text:span><text:span text:style-name="T159">Server 2</text:span><text:span text:style-name="T160"><text:s text:c="2"/>niedriger, bzw. höher als der von<text:s/></text:span><text:span text:style-name="T161">Server 1</text:span><text:span text:style-name="T162"><text:s/>liegt und<text:s/></text:span><text:span text:style-name="T163">Server 1<text:s/></text:span><text:span text:style-name="T164">und<text:s/></text:span><text:span text:style-name="T165">Server 3</text:span><text:span text:style-name="T166"><text:s/>zum Großteil gleich verlaufen.</text:span><text:span text:style-name="T167"><text:s/></text:span></text:p>
      <text:p text:style-name="P168"/>
      <text:p text:style-name="P169"/>
      <text:p text:style-name="P170"/>
      <text:p text:style-name="P171"/>
      <text:p text:style-name="P172"/>
      <text:p text:style-name="P173"/>
      <text:p text:style-name="P174"/>
      <text:p text:style-name="P175"/>
      <text:p text:style-name="Standard"><text:span text:style-name="T176"><draw:frame draw:z-index="251662336" draw:style-name="a0" draw:name="Object1" text:anchor-type="paragraph" svg:x="0in" svg:y="0in" svg:width="6.29792in" svg:height="3.54514in" style:rel-width="scale" style:rel-height="scale"><draw:object xlink:href="Object 1/" xlink:type="simple" xlink:show="embed" xlink:actuate="onLoad"/><svg:title/><svg:desc/></draw:frame></text:span></text:p>
      <text:p text:style-name="Normal"><text:span text:style-name="T177"><draw:frame draw:z-index="251663360" draw:style-name="a1" draw:name="Object2" text:anchor-type="paragraph" svg:x="0in" svg:y="0in" svg:width="6.29792in" svg:height="3.54514in" style:rel-width="scale" style:rel-height="scale"><draw:object xlink:href="Object 2/" xlink:type="simple" xlink:show="embed" xlink:actuate="onLoad"/><svg:title/><svg:desc/></draw:frame></text:span></text:p>
      <text:p text:style-name="Standard"><text:span text:style-name="T178"><draw:frame draw:z-index="251661312" draw:style-name="a2" draw:name="Object3" text:anchor-type="paragraph" svg:x="0in" svg:y="0in" svg:width="6.29861in" svg:height="3.54236in" style:rel-width="scale" style:rel-height="scale"><draw:object xlink:href="Object 3/"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052in" fo:margin-left="0.7875in" fo:margin-bottom="0.19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im Jana</meta:initial-creator>
    <dc:creator>Kim Jana</dc:creator>
    <meta:creation-date>2021-01-27T16:05:00Z</meta:creation-date>
    <dc:date>2021-01-27T16:07:00Z</dc:date>
    <meta:template xlink:href="Normal" xlink:type="simple"/>
    <meta:editing-cycles>3</meta:editing-cycles>
    <meta:editing-duration>PT180S</meta:editing-duration>
    <meta:document-statistic meta:page-count="2" meta:paragraph-count="6" meta:word-count="459" meta:character-count="3073" meta:row-count="21" meta:non-whitespace-character-count="262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5in" svg:stroke-color="#ffd320" svg:stroke-opacity="100%" draw:stroke-linejoin="round" svg:stroke-linecap="round"/>
    </style:style>
    <style:style style:family="chart" style:name="G0S3">
      <style:chart-properties chart:symbol-type="none" chart:connect-bars="false" chart:solid-type="cuboid" chart:stacked="false" chart:percentage="false"/>
      <style:graphic-properties draw:fill="none" draw:stroke="solid" svg:stroke-width="0.0315in" svg:stroke-color="#579d1c"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255.25pt" svg:width="453.45pt" chart:style-name="Crt0">
        <chart:title chart:style-name="CT00">
          <text:p text:style-name="a0" text:class-names="" text:cond-style-name="">Offset</text:p>
        </chart:title>
        <chart:plot-area chart:style-name="Plt0" chart:data-source-has-labels="both">
          <chart:axis chart:dimension="y" chart:name="primary-y" chart:style-name="Axs0">
            <chart:title chart:style-name="AT00">
              <text:p text:style-name="a1" text:class-names="" text:cond-style-name="">Offset in sec</text:p>
            </chart:title>
            <chart:grid chart:class="major" chart:style-name="GMa0"/>
          </chart:axis>
          <chart:axis chart:dimension="x" chart:name="primary-x" chart:style-name="Axs1">
            <chart:title chart:style-name="AT01">
              <text:p text:style-name="a2" text:class-names="" text:cond-style-name="">n</text:p>
            </chart:title>
            <chart:categories table:cell-range-address="local-table.$A$2:.$A$101"/>
          </chart:axis>
          <chart:series chart:label-cell-address="local-table.$B$1" chart:values-cell-range-address="local-table.$B$2:.$B$101" chart:class="chart:line" chart:attached-axis="primary-y" chart:style-name="G0S0">
            <chart:data-point chart:repeated="100"/>
          </chart:series>
          <chart:series chart:label-cell-address="local-table.$C$1" chart:values-cell-range-address="local-table.$C$2:.$C$101" chart:class="chart:line" chart:attached-axis="primary-y" chart:style-name="G0S1">
            <chart:data-point chart:repeated="100"/>
          </chart:series>
          <chart:series chart:label-cell-address="local-table.$D$1" chart:values-cell-range-address="local-table.$D$2:.$D$101" chart:class="chart:line" chart:attached-axis="primary-y" chart:style-name="G0S2">
            <chart:data-point chart:repeated="100"/>
          </chart:series>
          <chart:series chart:label-cell-address="local-table.$E$1" chart:values-cell-range-address="local-table.$E$2:.$E$101" chart:class="chart:line" chart:attached-axis="primary-y" chart:style-name="G0S3">
            <chart:data-point chart:repeated="10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row>
          </table:table-header-rows>
          <table:table-row>
            <table:table-cell office:value-type="string">
              <text:p>1</text:p>
            </table:table-cell>
            <table:table-cell office:value-type="float" office:value="6.0369999999999998E-3"/>
            <table:table-cell office:value-type="float" office:value="5.3309999999999998E-3"/>
            <table:table-cell office:value-type="float" office:value="2.0179999999999998E-3"/>
            <table:table-cell office:value-type="float" office:value="4.2189999999999997E-3"/>
          </table:table-row>
          <table:table-row>
            <table:table-cell office:value-type="string">
              <text:p>2</text:p>
            </table:table-cell>
            <table:table-cell office:value-type="float" office:value="5.6420000000000003E-3"/>
            <table:table-cell office:value-type="float" office:value="5.1700000000000001E-3"/>
            <table:table-cell office:value-type="float" office:value="1.6930000000000001E-3"/>
            <table:table-cell office:value-type="float" office:value="3.6240000000000001E-3"/>
          </table:table-row>
          <table:table-row>
            <table:table-cell office:value-type="string">
              <text:p>3</text:p>
            </table:table-cell>
            <table:table-cell office:value-type="float" office:value="5.5079999999999999E-3"/>
            <table:table-cell office:value-type="float" office:value="4.9709999999999997E-3"/>
            <table:table-cell office:value-type="float" office:value="1.928E-3"/>
            <table:table-cell office:value-type="float" office:value="4.0099999999999997E-3"/>
          </table:table-row>
          <table:table-row>
            <table:table-cell office:value-type="string">
              <text:p>4</text:p>
            </table:table-cell>
            <table:table-cell office:value-type="float" office:value="5.5139999999999998E-3"/>
            <table:table-cell office:value-type="float" office:value="5.1929999999999997E-3"/>
            <table:table-cell office:value-type="float" office:value="1.9419999999999999E-3"/>
            <table:table-cell office:value-type="float" office:value="4.0119999999999999E-3"/>
          </table:table-row>
          <table:table-row>
            <table:table-cell office:value-type="string">
              <text:p>5</text:p>
            </table:table-cell>
            <table:table-cell office:value-type="float" office:value="5.6059999999999999E-3"/>
            <table:table-cell office:value-type="float" office:value="5.078E-3"/>
            <table:table-cell office:value-type="float" office:value="1.9750000000000002E-3"/>
            <table:table-cell office:value-type="float" office:value="3.9919999999999999E-3"/>
          </table:table-row>
          <table:table-row>
            <table:table-cell office:value-type="string">
              <text:p>6</text:p>
            </table:table-cell>
            <table:table-cell office:value-type="float" office:value="5.4250000000000001E-3"/>
            <table:table-cell office:value-type="float" office:value="5.1780000000000003E-3"/>
            <table:table-cell office:value-type="float" office:value="1.9139999999999999E-3"/>
            <table:table-cell office:value-type="float" office:value="4.019E-3"/>
          </table:table-row>
          <table:table-row>
            <table:table-cell office:value-type="string">
              <text:p>7</text:p>
            </table:table-cell>
            <table:table-cell office:value-type="float" office:value="5.3410000000000003E-3"/>
            <table:table-cell office:value-type="float" office:value="5.1139999999999996E-3"/>
            <table:table-cell office:value-type="float" office:value="1.9759999999999999E-3"/>
            <table:table-cell office:value-type="float" office:value="4.13E-3"/>
          </table:table-row>
          <table:table-row>
            <table:table-cell office:value-type="string">
              <text:p>8</text:p>
            </table:table-cell>
            <table:table-cell office:value-type="float" office:value="5.587E-3"/>
            <table:table-cell office:value-type="float" office:value="5.1549999999999999E-3"/>
            <table:table-cell office:value-type="float" office:value="2.0119999999999999E-3"/>
            <table:table-cell office:value-type="float" office:value="3.3149999999999998E-3"/>
          </table:table-row>
          <table:table-row>
            <table:table-cell office:value-type="string">
              <text:p>9</text:p>
            </table:table-cell>
            <table:table-cell office:value-type="float" office:value="5.45E-3"/>
            <table:table-cell office:value-type="float" office:value="5.3039999999999997E-3"/>
            <table:table-cell office:value-type="float" office:value="1.9220000000000001E-3"/>
            <table:table-cell office:value-type="float" office:value="4.0289999999999996E-3"/>
          </table:table-row>
          <table:table-row>
            <table:table-cell office:value-type="string">
              <text:p>10</text:p>
            </table:table-cell>
            <table:table-cell office:value-type="float" office:value="5.4790000000000004E-3"/>
            <table:table-cell office:value-type="float" office:value="5.1500000000000001E-3"/>
            <table:table-cell office:value-type="float" office:value="1.9789999999999999E-3"/>
            <table:table-cell office:value-type="float" office:value="3.8809999999999999E-3"/>
          </table:table-row>
          <table:table-row>
            <table:table-cell office:value-type="string">
              <text:p>11</text:p>
            </table:table-cell>
            <table:table-cell office:value-type="float" office:value="5.0229999999999997E-3"/>
            <table:table-cell office:value-type="float" office:value="5.2550000000000001E-3"/>
            <table:table-cell office:value-type="float" office:value="2.1410000000000001E-3"/>
            <table:table-cell office:value-type="float" office:value="3.9459999999999999E-3"/>
          </table:table-row>
          <table:table-row>
            <table:table-cell office:value-type="string">
              <text:p>12</text:p>
            </table:table-cell>
            <table:table-cell office:value-type="float" office:value="5.5409999999999999E-3"/>
            <table:table-cell office:value-type="float" office:value="5.2050000000000004E-3"/>
            <table:table-cell office:value-type="float" office:value="1.944E-3"/>
            <table:table-cell office:value-type="float" office:value="3.9259999999999998E-3"/>
          </table:table-row>
          <table:table-row>
            <table:table-cell office:value-type="string">
              <text:p>13</text:p>
            </table:table-cell>
            <table:table-cell office:value-type="float" office:value="5.2469999999999999E-3"/>
            <table:table-cell office:value-type="float" office:value="5.2560000000000003E-3"/>
            <table:table-cell office:value-type="float" office:value="1.9090000000000001E-3"/>
            <table:table-cell office:value-type="float" office:value="3.7139999999999999E-3"/>
          </table:table-row>
          <table:table-row>
            <table:table-cell office:value-type="string">
              <text:p>14</text:p>
            </table:table-cell>
            <table:table-cell office:value-type="float" office:value="5.3150000000000003E-3"/>
            <table:table-cell office:value-type="float" office:value="5.2259999999999997E-3"/>
            <table:table-cell office:value-type="float" office:value="1.977E-3"/>
            <table:table-cell office:value-type="float" office:value="4.0689999999999997E-3"/>
          </table:table-row>
          <table:table-row>
            <table:table-cell office:value-type="string">
              <text:p>15</text:p>
            </table:table-cell>
            <table:table-cell office:value-type="float" office:value="4.7569999999999999E-3"/>
            <table:table-cell office:value-type="float" office:value="5.1799999999999997E-3"/>
            <table:table-cell office:value-type="float" office:value="1.9910000000000001E-3"/>
            <table:table-cell office:value-type="float" office:value="3.9050000000000001E-3"/>
          </table:table-row>
          <table:table-row>
            <table:table-cell office:value-type="string">
              <text:p>16</text:p>
            </table:table-cell>
            <table:table-cell office:value-type="float" office:value="5.4990000000000004E-3"/>
            <table:table-cell office:value-type="float" office:value="5.0150000000000004E-3"/>
            <table:table-cell office:value-type="float" office:value="1.9940000000000001E-3"/>
            <table:table-cell office:value-type="float" office:value="4.0930000000000003E-3"/>
          </table:table-row>
          <table:table-row>
            <table:table-cell office:value-type="string">
              <text:p>17</text:p>
            </table:table-cell>
            <table:table-cell office:value-type="float" office:value="5.1919999999999996E-3"/>
            <table:table-cell office:value-type="float" office:value="4.9890000000000004E-3"/>
            <table:table-cell office:value-type="float" office:value="1.818E-3"/>
            <table:table-cell office:value-type="float" office:value="4.045E-3"/>
          </table:table-row>
          <table:table-row>
            <table:table-cell office:value-type="string">
              <text:p>18</text:p>
            </table:table-cell>
            <table:table-cell office:value-type="float" office:value="5.5970000000000004E-3"/>
            <table:table-cell office:value-type="float" office:value="5.2490000000000002E-3"/>
            <table:table-cell office:value-type="float" office:value="1.885E-3"/>
            <table:table-cell office:value-type="float" office:value="1.1779E-2"/>
          </table:table-row>
          <table:table-row>
            <table:table-cell office:value-type="string">
              <text:p>19</text:p>
            </table:table-cell>
            <table:table-cell office:value-type="float" office:value="5.5180000000000003E-3"/>
            <table:table-cell office:value-type="float" office:value="5.3160000000000004E-3"/>
            <table:table-cell office:value-type="float" office:value="1.9680000000000001E-3"/>
            <table:table-cell office:value-type="float" office:value="3.8440000000000002E-3"/>
          </table:table-row>
          <table:table-row>
            <table:table-cell office:value-type="string">
              <text:p>20</text:p>
            </table:table-cell>
            <table:table-cell office:value-type="float" office:value="5.3150000000000003E-3"/>
            <table:table-cell office:value-type="float" office:value="5.1419999999999999E-3"/>
            <table:table-cell office:value-type="float" office:value="1.9319999999999999E-3"/>
            <table:table-cell office:value-type="float" office:value="3.4420000000000002E-3"/>
          </table:table-row>
          <table:table-row>
            <table:table-cell office:value-type="string">
              <text:p>21</text:p>
            </table:table-cell>
            <table:table-cell office:value-type="float" office:value="5.6439999999999997E-3"/>
            <table:table-cell office:value-type="float" office:value="5.1859999999999996E-3"/>
            <table:table-cell office:value-type="float" office:value="2.013E-3"/>
            <table:table-cell office:value-type="float" office:value="4.1240000000000001E-3"/>
          </table:table-row>
          <table:table-row>
            <table:table-cell office:value-type="string">
              <text:p>22</text:p>
            </table:table-cell>
            <table:table-cell office:value-type="float" office:value="5.6350000000000003E-3"/>
            <table:table-cell office:value-type="float" office:value="5.2209999999999999E-3"/>
            <table:table-cell office:value-type="float" office:value="1.9090000000000001E-3"/>
            <table:table-cell office:value-type="float" office:value="3.9649999999999998E-3"/>
          </table:table-row>
          <table:table-row>
            <table:table-cell office:value-type="string">
              <text:p>23</text:p>
            </table:table-cell>
            <table:table-cell office:value-type="float" office:value="5.5649999999999996E-3"/>
            <table:table-cell office:value-type="float" office:value="5.0179999999999999E-3"/>
            <table:table-cell office:value-type="float" office:value="1.884E-3"/>
            <table:table-cell office:value-type="float" office:value="3.7629999999999999E-3"/>
          </table:table-row>
          <table:table-row>
            <table:table-cell office:value-type="string">
              <text:p>24</text:p>
            </table:table-cell>
            <table:table-cell office:value-type="float" office:value="5.6030000000000003E-3"/>
            <table:table-cell office:value-type="float" office:value="4.9789999999999999E-3"/>
            <table:table-cell office:value-type="float" office:value="1.9620000000000002E-3"/>
            <table:table-cell office:value-type="float" office:value="4.1009999999999996E-3"/>
          </table:table-row>
          <table:table-row>
            <table:table-cell office:value-type="string">
              <text:p>25</text:p>
            </table:table-cell>
            <table:table-cell office:value-type="float" office:value="5.2059999999999997E-3"/>
            <table:table-cell office:value-type="float" office:value="5.2220000000000001E-3"/>
            <table:table-cell office:value-type="float" office:value="1.9710000000000001E-3"/>
            <table:table-cell office:value-type="float" office:value="4.1679999999999998E-3"/>
          </table:table-row>
          <table:table-row>
            <table:table-cell office:value-type="string">
              <text:p>26</text:p>
            </table:table-cell>
            <table:table-cell office:value-type="float" office:value="5.398E-3"/>
            <table:table-cell office:value-type="float" office:value="5.1070000000000004E-3"/>
            <table:table-cell office:value-type="float" office:value="2.0699999999999998E-3"/>
            <table:table-cell office:value-type="float" office:value="3.895E-3"/>
          </table:table-row>
          <table:table-row>
            <table:table-cell office:value-type="string">
              <text:p>27</text:p>
            </table:table-cell>
            <table:table-cell office:value-type="float" office:value="5.6389999999999999E-3"/>
            <table:table-cell office:value-type="float" office:value="5.1399999999999996E-3"/>
            <table:table-cell office:value-type="float" office:value="1.97E-3"/>
            <table:table-cell office:value-type="float" office:value="3.1900000000000001E-3"/>
          </table:table-row>
          <table:table-row>
            <table:table-cell office:value-type="string">
              <text:p>28</text:p>
            </table:table-cell>
            <table:table-cell office:value-type="float" office:value="5.5890000000000002E-3"/>
            <table:table-cell office:value-type="float" office:value="4.62E-3"/>
            <table:table-cell office:value-type="float" office:value="2.0669999999999998E-3"/>
            <table:table-cell office:value-type="float" office:value="4.0270000000000002E-3"/>
          </table:table-row>
          <table:table-row>
            <table:table-cell office:value-type="string">
              <text:p>29</text:p>
            </table:table-cell>
            <table:table-cell office:value-type="float" office:value="5.5729999999999998E-3"/>
            <table:table-cell office:value-type="float" office:value="4.9300000000000004E-3"/>
            <table:table-cell office:value-type="float" office:value="1.915E-3"/>
            <table:table-cell office:value-type="float" office:value="4.1650000000000003E-3"/>
          </table:table-row>
          <table:table-row>
            <table:table-cell office:value-type="string">
              <text:p>30</text:p>
            </table:table-cell>
            <table:table-cell office:value-type="float" office:value="5.4609999999999997E-3"/>
            <table:table-cell office:value-type="float" office:value="5.1539999999999997E-3"/>
            <table:table-cell office:value-type="float" office:value="1.964E-3"/>
            <table:table-cell office:value-type="float" office:value="4.071E-3"/>
          </table:table-row>
          <table:table-row>
            <table:table-cell office:value-type="string">
              <text:p>31</text:p>
            </table:table-cell>
            <table:table-cell office:value-type="float" office:value="5.4469999999999996E-3"/>
            <table:table-cell office:value-type="float" office:value="5.1590000000000004E-3"/>
            <table:table-cell office:value-type="float" office:value="1.9750000000000002E-3"/>
            <table:table-cell office:value-type="float" office:value="4.2750000000000002E-3"/>
          </table:table-row>
          <table:table-row>
            <table:table-cell office:value-type="string">
              <text:p>32</text:p>
            </table:table-cell>
            <table:table-cell office:value-type="float" office:value="5.4790000000000004E-3"/>
            <table:table-cell office:value-type="float" office:value="5.2069999999999998E-3"/>
            <table:table-cell office:value-type="float" office:value="1.9620000000000002E-3"/>
            <table:table-cell office:value-type="float" office:value="5.045E-3"/>
          </table:table-row>
          <table:table-row>
            <table:table-cell office:value-type="string">
              <text:p>33</text:p>
            </table:table-cell>
            <table:table-cell office:value-type="float" office:value="5.6429999999999996E-3"/>
            <table:table-cell office:value-type="float" office:value="5.0749999999999997E-3"/>
            <table:table-cell office:value-type="float" office:value="2.0409999999999998E-3"/>
            <table:table-cell office:value-type="float" office:value="3.9290000000000002E-3"/>
          </table:table-row>
          <table:table-row>
            <table:table-cell office:value-type="string">
              <text:p>34</text:p>
            </table:table-cell>
            <table:table-cell office:value-type="float" office:value="5.5719999999999997E-3"/>
            <table:table-cell office:value-type="float" office:value="5.1399999999999996E-3"/>
            <table:table-cell office:value-type="float" office:value="1.9789999999999999E-3"/>
            <table:table-cell office:value-type="float" office:value="4.1660000000000004E-3"/>
          </table:table-row>
          <table:table-row>
            <table:table-cell office:value-type="string">
              <text:p>35</text:p>
            </table:table-cell>
            <table:table-cell office:value-type="float" office:value="5.4339999999999996E-3"/>
            <table:table-cell office:value-type="float" office:value="5.1900000000000002E-3"/>
            <table:table-cell office:value-type="float" office:value="1.952E-3"/>
            <table:table-cell office:value-type="float" office:value="4.045E-3"/>
          </table:table-row>
          <table:table-row>
            <table:table-cell office:value-type="string">
              <text:p>36</text:p>
            </table:table-cell>
            <table:table-cell office:value-type="float" office:value="5.5440000000000003E-3"/>
            <table:table-cell office:value-type="float" office:value="5.0790000000000002E-3"/>
            <table:table-cell office:value-type="float" office:value="1.8730000000000001E-3"/>
            <table:table-cell office:value-type="float" office:value="4.1139999999999996E-3"/>
          </table:table-row>
          <table:table-row>
            <table:table-cell office:value-type="string">
              <text:p>37</text:p>
            </table:table-cell>
            <table:table-cell office:value-type="float" office:value="5.5279999999999999E-3"/>
            <table:table-cell office:value-type="float" office:value="5.1219999999999998E-3"/>
            <table:table-cell office:value-type="float" office:value="1.9959999999999999E-3"/>
            <table:table-cell office:value-type="float" office:value="3.6310000000000001E-3"/>
          </table:table-row>
          <table:table-row>
            <table:table-cell office:value-type="string">
              <text:p>38</text:p>
            </table:table-cell>
            <table:table-cell office:value-type="float" office:value="5.4060000000000002E-3"/>
            <table:table-cell office:value-type="float" office:value="5.097E-3"/>
            <table:table-cell office:value-type="float" office:value="1.629E-3"/>
            <table:table-cell office:value-type="float" office:value="4.3449999999999999E-3"/>
          </table:table-row>
          <table:table-row>
            <table:table-cell office:value-type="string">
              <text:p>39</text:p>
            </table:table-cell>
            <table:table-cell office:value-type="float" office:value="5.5019999999999999E-3"/>
            <table:table-cell office:value-type="float" office:value="4.9439999999999996E-3"/>
            <table:table-cell office:value-type="float" office:value="2.0579999999999999E-3"/>
            <table:table-cell office:value-type="float" office:value="4.0140000000000002E-3"/>
          </table:table-row>
          <table:table-row>
            <table:table-cell office:value-type="string">
              <text:p>40</text:p>
            </table:table-cell>
            <table:table-cell office:value-type="float" office:value="5.5599999999999998E-3"/>
            <table:table-cell office:value-type="float" office:value="4.9610000000000001E-3"/>
            <table:table-cell office:value-type="float" office:value="1.99E-3"/>
            <table:table-cell office:value-type="float" office:value="4.1330000000000004E-3"/>
          </table:table-row>
          <table:table-row>
            <table:table-cell office:value-type="string">
              <text:p>41</text:p>
            </table:table-cell>
            <table:table-cell office:value-type="float" office:value="5.6150000000000002E-3"/>
            <table:table-cell office:value-type="float" office:value="4.7790000000000003E-3"/>
            <table:table-cell office:value-type="float" office:value="2.0149999999999999E-3"/>
            <table:table-cell office:value-type="float" office:value="4.1219999999999998E-3"/>
          </table:table-row>
          <table:table-row>
            <table:table-cell office:value-type="string">
              <text:p>42</text:p>
            </table:table-cell>
            <table:table-cell office:value-type="float" office:value="5.5880000000000001E-3"/>
            <table:table-cell office:value-type="float" office:value="5.0860000000000002E-3"/>
            <table:table-cell office:value-type="float" office:value="1.9189999999999999E-3"/>
            <table:table-cell office:value-type="float" office:value="4.13E-3"/>
          </table:table-row>
          <table:table-row>
            <table:table-cell office:value-type="string">
              <text:p>43</text:p>
            </table:table-cell>
            <table:table-cell office:value-type="float" office:value="5.4840000000000002E-3"/>
            <table:table-cell office:value-type="float" office:value="5.0369999999999998E-3"/>
            <table:table-cell office:value-type="float" office:value="1.8320000000000001E-3"/>
            <table:table-cell office:value-type="float" office:value="3.9230000000000003E-3"/>
          </table:table-row>
          <table:table-row>
            <table:table-cell office:value-type="string">
              <text:p>44</text:p>
            </table:table-cell>
            <table:table-cell office:value-type="float" office:value="5.4799999999999996E-3"/>
            <table:table-cell office:value-type="float" office:value="5.0899999999999999E-3"/>
            <table:table-cell office:value-type="float" office:value="1.81E-3"/>
            <table:table-cell office:value-type="float" office:value="3.2320000000000001E-3"/>
          </table:table-row>
          <table:table-row>
            <table:table-cell office:value-type="string">
              <text:p>45</text:p>
            </table:table-cell>
            <table:table-cell office:value-type="float" office:value="5.4460000000000003E-3"/>
            <table:table-cell office:value-type="float" office:value="5.2040000000000003E-3"/>
            <table:table-cell office:value-type="float" office:value="1.864E-3"/>
            <table:table-cell office:value-type="float" office:value="4.0600000000000002E-3"/>
          </table:table-row>
          <table:table-row>
            <table:table-cell office:value-type="string">
              <text:p>46</text:p>
            </table:table-cell>
            <table:table-cell office:value-type="float" office:value="5.3810000000000004E-3"/>
            <table:table-cell office:value-type="float" office:value="5.1409999999999997E-3"/>
            <table:table-cell office:value-type="float" office:value="2.0019999999999999E-3"/>
            <table:table-cell office:value-type="float" office:value="4.2310000000000004E-3"/>
          </table:table-row>
          <table:table-row>
            <table:table-cell office:value-type="string">
              <text:p>47</text:p>
            </table:table-cell>
            <table:table-cell office:value-type="float" office:value="5.5950000000000001E-3"/>
            <table:table-cell office:value-type="float" office:value="5.1289999999999999E-3"/>
            <table:table-cell office:value-type="float" office:value="1.9610000000000001E-3"/>
            <table:table-cell office:value-type="float" office:value="4.1739999999999998E-3"/>
          </table:table-row>
          <table:table-row>
            <table:table-cell office:value-type="string">
              <text:p>48</text:p>
            </table:table-cell>
            <table:table-cell office:value-type="float" office:value="5.5799999999999999E-3"/>
            <table:table-cell office:value-type="float" office:value="5.0990000000000002E-3"/>
            <table:table-cell office:value-type="float" office:value="1.884E-3"/>
            <table:table-cell office:value-type="float" office:value="4.1419999999999998E-3"/>
          </table:table-row>
          <table:table-row>
            <table:table-cell office:value-type="string">
              <text:p>49</text:p>
            </table:table-cell>
            <table:table-cell office:value-type="float" office:value="5.6100000000000004E-3"/>
            <table:table-cell office:value-type="float" office:value="5.2319999999999997E-3"/>
            <table:table-cell office:value-type="float" office:value="1.7309999999999999E-3"/>
            <table:table-cell office:value-type="float" office:value="4.1310000000000001E-3"/>
          </table:table-row>
          <table:table-row>
            <table:table-cell office:value-type="string">
              <text:p>50</text:p>
            </table:table-cell>
            <table:table-cell office:value-type="float" office:value="5.6420000000000003E-3"/>
            <table:table-cell office:value-type="float" office:value="5.0699999999999999E-3"/>
            <table:table-cell office:value-type="float" office:value="1.869E-3"/>
            <table:table-cell office:value-type="float" office:value="4.0629999999999998E-3"/>
          </table:table-row>
          <table:table-row>
            <table:table-cell office:value-type="string">
              <text:p>51</text:p>
            </table:table-cell>
            <table:table-cell office:value-type="float" office:value="5.5859999999999998E-3"/>
            <table:table-cell office:value-type="float" office:value="5.0790000000000002E-3"/>
            <table:table-cell office:value-type="float" office:value="2.0530000000000001E-3"/>
            <table:table-cell office:value-type="float" office:value="4.0239999999999998E-3"/>
          </table:table-row>
          <table:table-row>
            <table:table-cell office:value-type="string">
              <text:p>52</text:p>
            </table:table-cell>
            <table:table-cell office:value-type="float" office:value="5.5770000000000004E-3"/>
            <table:table-cell office:value-type="float" office:value="4.888E-3"/>
            <table:table-cell office:value-type="float" office:value="1.9380000000000001E-3"/>
            <table:table-cell office:value-type="float" office:value="4.0000000000000001E-3"/>
          </table:table-row>
          <table:table-row>
            <table:table-cell office:value-type="string">
              <text:p>53</text:p>
            </table:table-cell>
            <table:table-cell office:value-type="float" office:value="5.6519999999999999E-3"/>
            <table:table-cell office:value-type="float" office:value="4.9620000000000003E-3"/>
            <table:table-cell office:value-type="float" office:value="1.9659999999999999E-3"/>
            <table:table-cell office:value-type="float" office:value="3.8779999999999999E-3"/>
          </table:table-row>
          <table:table-row>
            <table:table-cell office:value-type="string">
              <text:p>54</text:p>
            </table:table-cell>
            <table:table-cell office:value-type="float" office:value="5.5579999999999996E-3"/>
            <table:table-cell office:value-type="float" office:value="5.0330000000000001E-3"/>
            <table:table-cell office:value-type="float" office:value="1.9919999999999998E-3"/>
            <table:table-cell office:value-type="float" office:value="4.0699999999999998E-3"/>
          </table:table-row>
          <table:table-row>
            <table:table-cell office:value-type="string">
              <text:p>55</text:p>
            </table:table-cell>
            <table:table-cell office:value-type="float" office:value="5.4809999999999998E-3"/>
            <table:table-cell office:value-type="float" office:value="4.993E-3"/>
            <table:table-cell office:value-type="float" office:value="1.951E-3"/>
            <table:table-cell office:value-type="float" office:value="3.7429999999999998E-3"/>
          </table:table-row>
          <table:table-row>
            <table:table-cell office:value-type="string">
              <text:p>56</text:p>
            </table:table-cell>
            <table:table-cell office:value-type="float" office:value="5.535E-3"/>
            <table:table-cell office:value-type="float" office:value="5.0740000000000004E-3"/>
            <table:table-cell office:value-type="float" office:value="2.042E-3"/>
            <table:table-cell office:value-type="float" office:value="3.9500000000000004E-3"/>
          </table:table-row>
          <table:table-row>
            <table:table-cell office:value-type="string">
              <text:p>57</text:p>
            </table:table-cell>
            <table:table-cell office:value-type="float" office:value="5.5649999999999996E-3"/>
            <table:table-cell office:value-type="float" office:value="4.2989999999999999E-3"/>
            <table:table-cell office:value-type="float" office:value="1.903E-3"/>
            <table:table-cell office:value-type="float" office:value="3.9699999999999996E-3"/>
          </table:table-row>
          <table:table-row>
            <table:table-cell office:value-type="string">
              <text:p>58</text:p>
            </table:table-cell>
            <table:table-cell office:value-type="float" office:value="5.62E-3"/>
            <table:table-cell office:value-type="float" office:value="4.5170000000000002E-3"/>
            <table:table-cell office:value-type="float" office:value="1.9719999999999998E-3"/>
            <table:table-cell office:value-type="float" office:value="3.999E-3"/>
          </table:table-row>
          <table:table-row>
            <table:table-cell office:value-type="string">
              <text:p>59</text:p>
            </table:table-cell>
            <table:table-cell office:value-type="float" office:value="5.3949999999999996E-3"/>
            <table:table-cell office:value-type="float" office:value="5.1240000000000001E-3"/>
            <table:table-cell office:value-type="float" office:value="1.993E-3"/>
            <table:table-cell office:value-type="float" office:value="3.8270000000000001E-3"/>
          </table:table-row>
          <table:table-row>
            <table:table-cell office:value-type="string">
              <text:p>60</text:p>
            </table:table-cell>
            <table:table-cell office:value-type="float" office:value="5.6150000000000002E-3"/>
            <table:table-cell office:value-type="float" office:value="5.0590000000000001E-3"/>
            <table:table-cell office:value-type="float" office:value="1.9789999999999999E-3"/>
            <table:table-cell office:value-type="float" office:value="3.8419999999999999E-3"/>
          </table:table-row>
          <table:table-row>
            <table:table-cell office:value-type="string">
              <text:p>61</text:p>
            </table:table-cell>
            <table:table-cell office:value-type="float" office:value="5.5510000000000004E-3"/>
            <table:table-cell office:value-type="float" office:value="5.1050000000000002E-3"/>
            <table:table-cell office:value-type="float" office:value="2.0579999999999999E-3"/>
            <table:table-cell office:value-type="float" office:value="3.663E-3"/>
          </table:table-row>
          <table:table-row>
            <table:table-cell office:value-type="string">
              <text:p>62</text:p>
            </table:table-cell>
            <table:table-cell office:value-type="float" office:value="5.6039999999999996E-3"/>
            <table:table-cell office:value-type="float" office:value="5.0939999999999996E-3"/>
            <table:table-cell office:value-type="float" office:value="2.0300000000000001E-3"/>
            <table:table-cell office:value-type="float" office:value="3.8289999999999999E-3"/>
          </table:table-row>
          <table:table-row>
            <table:table-cell office:value-type="string">
              <text:p>63</text:p>
            </table:table-cell>
            <table:table-cell office:value-type="float" office:value="5.5469999999999998E-3"/>
            <table:table-cell office:value-type="float" office:value="5.104E-3"/>
            <table:table-cell office:value-type="float" office:value="1.9380000000000001E-3"/>
            <table:table-cell office:value-type="float" office:value="3.712E-3"/>
          </table:table-row>
          <table:table-row>
            <table:table-cell office:value-type="string">
              <text:p>64</text:p>
            </table:table-cell>
            <table:table-cell office:value-type="float" office:value="5.4019999999999997E-3"/>
            <table:table-cell office:value-type="float" office:value="5.0790000000000002E-3"/>
            <table:table-cell office:value-type="float" office:value="2.068E-3"/>
            <table:table-cell office:value-type="float" office:value="3.7529999999999998E-3"/>
          </table:table-row>
          <table:table-row>
            <table:table-cell office:value-type="string">
              <text:p>65</text:p>
            </table:table-cell>
            <table:table-cell office:value-type="float" office:value="5.5700000000000003E-3"/>
            <table:table-cell office:value-type="float" office:value="5.1130000000000004E-3"/>
            <table:table-cell office:value-type="float" office:value="1.884E-3"/>
            <table:table-cell office:value-type="float" office:value="3.689E-3"/>
          </table:table-row>
          <table:table-row>
            <table:table-cell office:value-type="string">
              <text:p>66</text:p>
            </table:table-cell>
            <table:table-cell office:value-type="float" office:value="5.5300000000000002E-3"/>
            <table:table-cell office:value-type="float" office:value="5.0159999999999996E-3"/>
            <table:table-cell office:value-type="float" office:value="1.856E-3"/>
            <table:table-cell office:value-type="float" office:value="3.6570000000000001E-3"/>
          </table:table-row>
          <table:table-row>
            <table:table-cell office:value-type="string">
              <text:p>67</text:p>
            </table:table-cell>
            <table:table-cell office:value-type="float" office:value="5.391E-3"/>
            <table:table-cell office:value-type="float" office:value="5.1260000000000003E-3"/>
            <table:table-cell office:value-type="float" office:value="2.0479999999999999E-3"/>
            <table:table-cell office:value-type="float" office:value="3.6549999999999998E-3"/>
          </table:table-row>
          <table:table-row>
            <table:table-cell office:value-type="string">
              <text:p>68</text:p>
            </table:table-cell>
            <table:table-cell office:value-type="float" office:value="5.2690000000000002E-3"/>
            <table:table-cell office:value-type="float" office:value="5.0990000000000002E-3"/>
            <table:table-cell office:value-type="float" office:value="2.049E-3"/>
            <table:table-cell office:value-type="float" office:value="3.65E-3"/>
          </table:table-row>
          <table:table-row>
            <table:table-cell office:value-type="string">
              <text:p>69</text:p>
            </table:table-cell>
            <table:table-cell office:value-type="float" office:value="5.9849999999999999E-3"/>
            <table:table-cell office:value-type="float" office:value="5.025E-3"/>
            <table:table-cell office:value-type="float" office:value="1.874E-3"/>
            <table:table-cell office:value-type="float" office:value="3.5639999999999999E-3"/>
          </table:table-row>
          <table:table-row>
            <table:table-cell office:value-type="string">
              <text:p>70</text:p>
            </table:table-cell>
            <table:table-cell office:value-type="float" office:value="5.6870000000000002E-3"/>
            <table:table-cell office:value-type="float" office:value="5.0699999999999999E-3"/>
            <table:table-cell office:value-type="float" office:value="1.9369999999999999E-3"/>
            <table:table-cell office:value-type="float" office:value="3.326E-3"/>
          </table:table-row>
          <table:table-row>
            <table:table-cell office:value-type="string">
              <text:p>71</text:p>
            </table:table-cell>
            <table:table-cell office:value-type="float" office:value="5.4070000000000003E-3"/>
            <table:table-cell office:value-type="float" office:value="5.0629999999999998E-3"/>
            <table:table-cell office:value-type="float" office:value="2.0730000000000002E-3"/>
            <table:table-cell office:value-type="float" office:value="3.5920000000000001E-3"/>
          </table:table-row>
          <table:table-row>
            <table:table-cell office:value-type="string">
              <text:p>72</text:p>
            </table:table-cell>
            <table:table-cell office:value-type="float" office:value="5.4900000000000001E-3"/>
            <table:table-cell office:value-type="float" office:value="4.9890000000000004E-3"/>
            <table:table-cell office:value-type="float" office:value="1.9849999999999998E-3"/>
            <table:table-cell office:value-type="float" office:value="3.4619999999999998E-3"/>
          </table:table-row>
          <table:table-row>
            <table:table-cell office:value-type="string">
              <text:p>73</text:p>
            </table:table-cell>
            <table:table-cell office:value-type="float" office:value="5.5970000000000004E-3"/>
            <table:table-cell office:value-type="float" office:value="5.1240000000000001E-3"/>
            <table:table-cell office:value-type="float" office:value="2.0400000000000001E-3"/>
            <table:table-cell office:value-type="float" office:value="3.4970000000000001E-3"/>
          </table:table-row>
          <table:table-row>
            <table:table-cell office:value-type="string">
              <text:p>74</text:p>
            </table:table-cell>
            <table:table-cell office:value-type="float" office:value="5.5890000000000002E-3"/>
            <table:table-cell office:value-type="float" office:value="5.045E-3"/>
            <table:table-cell office:value-type="float" office:value="2.075E-3"/>
            <table:table-cell office:value-type="float" office:value="2.4559999999999998E-3"/>
          </table:table-row>
          <table:table-row>
            <table:table-cell office:value-type="string">
              <text:p>75</text:p>
            </table:table-cell>
            <table:table-cell office:value-type="float" office:value="5.6930000000000001E-3"/>
            <table:table-cell office:value-type="float" office:value="4.8329999999999996E-3"/>
            <table:table-cell office:value-type="float" office:value="1.9949999999999998E-3"/>
            <table:table-cell office:value-type="float" office:value="3.483E-3"/>
          </table:table-row>
          <table:table-row>
            <table:table-cell office:value-type="string">
              <text:p>76</text:p>
            </table:table-cell>
            <table:table-cell office:value-type="float" office:value="5.6100000000000004E-3"/>
            <table:table-cell office:value-type="float" office:value="4.9779999999999998E-3"/>
            <table:table-cell office:value-type="float" office:value="1.9469999999999999E-3"/>
            <table:table-cell office:value-type="float" office:value="3.5140000000000002E-3"/>
          </table:table-row>
          <table:table-row>
            <table:table-cell office:value-type="string">
              <text:p>77</text:p>
            </table:table-cell>
            <table:table-cell office:value-type="float" office:value="5.653E-3"/>
            <table:table-cell office:value-type="float" office:value="5.208E-3"/>
            <table:table-cell office:value-type="float" office:value="1.902E-3"/>
            <table:table-cell office:value-type="float" office:value="3.4940000000000001E-3"/>
          </table:table-row>
          <table:table-row>
            <table:table-cell office:value-type="string">
              <text:p>78</text:p>
            </table:table-cell>
            <table:table-cell office:value-type="float" office:value="5.6270000000000001E-3"/>
            <table:table-cell office:value-type="float" office:value="4.9569999999999996E-3"/>
            <table:table-cell office:value-type="float" office:value="2.0049999999999998E-3"/>
            <table:table-cell office:value-type="float" office:value="3.4749999999999998E-3"/>
          </table:table-row>
          <table:table-row>
            <table:table-cell office:value-type="string">
              <text:p>79</text:p>
            </table:table-cell>
            <table:table-cell office:value-type="float" office:value="5.7080000000000004E-3"/>
            <table:table-cell office:value-type="float" office:value="5.0439999999999999E-3"/>
            <table:table-cell office:value-type="float" office:value="2.032E-3"/>
            <table:table-cell office:value-type="float" office:value="3.5140000000000002E-3"/>
          </table:table-row>
          <table:table-row>
            <table:table-cell office:value-type="string">
              <text:p>80</text:p>
            </table:table-cell>
            <table:table-cell office:value-type="float" office:value="5.5989999999999998E-3"/>
            <table:table-cell office:value-type="float" office:value="5.1320000000000003E-3"/>
            <table:table-cell office:value-type="float" office:value="2.0690000000000001E-3"/>
            <table:table-cell office:value-type="float" office:value="3.2729999999999999E-3"/>
          </table:table-row>
          <table:table-row>
            <table:table-cell office:value-type="string">
              <text:p>81</text:p>
            </table:table-cell>
            <table:table-cell office:value-type="float" office:value="5.6860000000000001E-3"/>
            <table:table-cell office:value-type="float" office:value="5.0610000000000004E-3"/>
            <table:table-cell office:value-type="float" office:value="2.0349999999999999E-3"/>
            <table:table-cell office:value-type="float" office:value="3.3809999999999999E-3"/>
          </table:table-row>
          <table:table-row>
            <table:table-cell office:value-type="string">
              <text:p>82</text:p>
            </table:table-cell>
            <table:table-cell office:value-type="float" office:value="5.7149999999999996E-3"/>
            <table:table-cell office:value-type="float" office:value="5.0280000000000004E-3"/>
            <table:table-cell office:value-type="float" office:value="1.9710000000000001E-3"/>
            <table:table-cell office:value-type="float" office:value="3.4039999999999999E-3"/>
          </table:table-row>
          <table:table-row>
            <table:table-cell office:value-type="string">
              <text:p>83</text:p>
            </table:table-cell>
            <table:table-cell office:value-type="float" office:value="5.7019999999999996E-3"/>
            <table:table-cell office:value-type="float" office:value="4.9979999999999998E-3"/>
            <table:table-cell office:value-type="float" office:value="2.0339999999999998E-3"/>
            <table:table-cell office:value-type="float" office:value="3.3059999999999999E-3"/>
          </table:table-row>
          <table:table-row>
            <table:table-cell office:value-type="string">
              <text:p>84</text:p>
            </table:table-cell>
            <table:table-cell office:value-type="float" office:value="5.6990000000000001E-3"/>
            <table:table-cell office:value-type="float" office:value="4.8329999999999996E-3"/>
            <table:table-cell office:value-type="float" office:value="1.967E-3"/>
            <table:table-cell office:value-type="float" office:value="3.3869999999999998E-3"/>
          </table:table-row>
          <table:table-row>
            <table:table-cell office:value-type="string">
              <text:p>85</text:p>
            </table:table-cell>
            <table:table-cell office:value-type="float" office:value="5.7270000000000003E-3"/>
            <table:table-cell office:value-type="float" office:value="5.1570000000000001E-3"/>
            <table:table-cell office:value-type="float" office:value="2.0110000000000002E-3"/>
            <table:table-cell office:value-type="float" office:value="3.3909999999999999E-3"/>
          </table:table-row>
          <table:table-row>
            <table:table-cell office:value-type="string">
              <text:p>86</text:p>
            </table:table-cell>
            <table:table-cell office:value-type="float" office:value="5.6369999999999996E-3"/>
            <table:table-cell office:value-type="float" office:value="5.0489999999999997E-3"/>
            <table:table-cell office:value-type="float" office:value="2.0609999999999999E-3"/>
            <table:table-cell office:value-type="float" office:value="3.248E-3"/>
          </table:table-row>
          <table:table-row>
            <table:table-cell office:value-type="string">
              <text:p>87</text:p>
            </table:table-cell>
            <table:table-cell office:value-type="float" office:value="5.6239999999999997E-3"/>
            <table:table-cell office:value-type="float" office:value="5.1549999999999999E-3"/>
            <table:table-cell office:value-type="float" office:value="1.8979999999999999E-3"/>
            <table:table-cell office:value-type="float" office:value="3.3400000000000001E-3"/>
          </table:table-row>
          <table:table-row>
            <table:table-cell office:value-type="string">
              <text:p>88</text:p>
            </table:table-cell>
            <table:table-cell office:value-type="float" office:value="5.7010000000000003E-3"/>
            <table:table-cell office:value-type="float" office:value="5.1489999999999999E-3"/>
            <table:table-cell office:value-type="float" office:value="1.449E-3"/>
            <table:table-cell office:value-type="float" office:value="3.2399999999999998E-3"/>
          </table:table-row>
          <table:table-row>
            <table:table-cell office:value-type="string">
              <text:p>89</text:p>
            </table:table-cell>
            <table:table-cell office:value-type="float" office:value="5.7219999999999997E-3"/>
            <table:table-cell office:value-type="float" office:value="5.0769999999999999E-3"/>
            <table:table-cell office:value-type="float" office:value="1.8910000000000001E-3"/>
            <table:table-cell office:value-type="float" office:value="3.1770000000000001E-3"/>
          </table:table-row>
          <table:table-row>
            <table:table-cell office:value-type="string">
              <text:p>90</text:p>
            </table:table-cell>
            <table:table-cell office:value-type="float" office:value="5.6039999999999996E-3"/>
            <table:table-cell office:value-type="float" office:value="5.0289999999999996E-3"/>
            <table:table-cell office:value-type="float" office:value="2.0079999999999998E-3"/>
            <table:table-cell office:value-type="float" office:value="3.1649999999999998E-3"/>
          </table:table-row>
          <table:table-row>
            <table:table-cell office:value-type="string">
              <text:p>91</text:p>
            </table:table-cell>
            <table:table-cell office:value-type="float" office:value="5.6540000000000002E-3"/>
            <table:table-cell office:value-type="float" office:value="4.9829999999999996E-3"/>
            <table:table-cell office:value-type="float" office:value="1.9810000000000001E-3"/>
            <table:table-cell office:value-type="float" office:value="3.14E-3"/>
          </table:table-row>
          <table:table-row>
            <table:table-cell office:value-type="string">
              <text:p>92</text:p>
            </table:table-cell>
            <table:table-cell office:value-type="float" office:value="5.6319999999999999E-3"/>
            <table:table-cell office:value-type="float" office:value="4.5100000000000001E-3"/>
            <table:table-cell office:value-type="float" office:value="1.7700000000000001E-3"/>
            <table:table-cell office:value-type="float" office:value="3.2360000000000002E-3"/>
          </table:table-row>
          <table:table-row>
            <table:table-cell office:value-type="string">
              <text:p>93</text:p>
            </table:table-cell>
            <table:table-cell office:value-type="float" office:value="5.5360000000000001E-3"/>
            <table:table-cell office:value-type="float" office:value="4.7949999999999998E-3"/>
            <table:table-cell office:value-type="float" office:value="1.928E-3"/>
            <table:table-cell office:value-type="float" office:value="2.8939999999999999E-3"/>
          </table:table-row>
          <table:table-row>
            <table:table-cell office:value-type="string">
              <text:p>94</text:p>
            </table:table-cell>
            <table:table-cell office:value-type="float" office:value="5.8770000000000003E-3"/>
            <table:table-cell office:value-type="float" office:value="4.9030000000000002E-3"/>
            <table:table-cell office:value-type="float" office:value="2.0639999999999999E-3"/>
            <table:table-cell office:value-type="float" office:value="3.0509999999999999E-3"/>
          </table:table-row>
          <table:table-row>
            <table:table-cell office:value-type="string">
              <text:p>95</text:p>
            </table:table-cell>
            <table:table-cell office:value-type="float" office:value="5.6979999999999999E-3"/>
            <table:table-cell office:value-type="float" office:value="4.9680000000000002E-3"/>
            <table:table-cell office:value-type="float" office:value="2.0509999999999999E-3"/>
            <table:table-cell office:value-type="float" office:value="3.176E-3"/>
          </table:table-row>
          <table:table-row>
            <table:table-cell office:value-type="string">
              <text:p>96</text:p>
            </table:table-cell>
            <table:table-cell office:value-type="float" office:value="5.7530000000000003E-3"/>
            <table:table-cell office:value-type="float" office:value="5.0749999999999997E-3"/>
            <table:table-cell office:value-type="float" office:value="2.0110000000000002E-3"/>
            <table:table-cell office:value-type="float" office:value="3.1819999999999999E-3"/>
          </table:table-row>
          <table:table-row>
            <table:table-cell office:value-type="string">
              <text:p>97</text:p>
            </table:table-cell>
            <table:table-cell office:value-type="float" office:value="5.3870000000000003E-3"/>
            <table:table-cell office:value-type="float" office:value="4.7549999999999997E-3"/>
            <table:table-cell office:value-type="float" office:value="2.0439999999999998E-3"/>
            <table:table-cell office:value-type="float" office:value="3.003E-3"/>
          </table:table-row>
          <table:table-row>
            <table:table-cell office:value-type="string">
              <text:p>98</text:p>
            </table:table-cell>
            <table:table-cell office:value-type="float" office:value="5.352E-3"/>
            <table:table-cell office:value-type="float" office:value="5.1050000000000002E-3"/>
            <table:table-cell office:value-type="float" office:value="2.0569999999999998E-3"/>
            <table:table-cell office:value-type="float" office:value="3.1670000000000001E-3"/>
          </table:table-row>
          <table:table-row>
            <table:table-cell office:value-type="string">
              <text:p>99</text:p>
            </table:table-cell>
            <table:table-cell office:value-type="float" office:value="5.463E-3"/>
            <table:table-cell office:value-type="float" office:value="5.0000000000000001E-3"/>
            <table:table-cell office:value-type="float" office:value="2.036E-3"/>
            <table:table-cell office:value-type="float" office:value="3.1340000000000001E-3"/>
          </table:table-row>
          <table:table-row>
            <table:table-cell office:value-type="string">
              <text:p>100</text:p>
            </table:table-cell>
            <table:table-cell office:value-type="float" office:value="5.5199999999999997E-3"/>
            <table:table-cell office:value-type="float" office:value="5.1539999999999997E-3"/>
            <table:table-cell office:value-type="float" office:value="2.091E-3"/>
            <table:table-cell office:value-type="float" office:value="3.075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5in" svg:stroke-color="#ffd320" svg:stroke-opacity="100%" draw:stroke-linejoin="round" svg:stroke-linecap="round"/>
    </style:style>
    <style:style style:family="chart" style:name="G0S3">
      <style:chart-properties chart:symbol-type="none" chart:connect-bars="false" chart:solid-type="cuboid" chart:stacked="false" chart:percentage="false"/>
      <style:graphic-properties draw:fill="none" draw:stroke="solid" svg:stroke-width="0.0315in" svg:stroke-color="#579d1c"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255.25pt" svg:width="453.45pt" chart:style-name="Crt0">
        <chart:title chart:style-name="CT00">
          <text:p text:style-name="a0" text:class-names="" text:cond-style-name="">Delay</text:p>
        </chart:title>
        <chart:plot-area chart:style-name="Plt0" chart:data-source-has-labels="both">
          <chart:axis chart:dimension="y" chart:name="primary-y" chart:style-name="Axs0">
            <chart:title chart:style-name="AT00">
              <text:p text:style-name="a1" text:class-names="" text:cond-style-name="">Delay in sec</text:p>
            </chart:title>
            <chart:grid chart:class="major" chart:style-name="GMa0"/>
          </chart:axis>
          <chart:axis chart:dimension="x" chart:name="primary-x" chart:style-name="Axs1">
            <chart:title chart:style-name="AT01">
              <text:p text:style-name="a2" text:class-names="" text:cond-style-name="">n</text:p>
            </chart:title>
            <chart:categories table:cell-range-address="local-table.$A$2:.$A$101"/>
          </chart:axis>
          <chart:series chart:label-cell-address="local-table.$B$1" chart:values-cell-range-address="local-table.$B$2:.$B$101" chart:class="chart:line" chart:attached-axis="primary-y" chart:style-name="G0S0">
            <chart:data-point chart:repeated="100"/>
          </chart:series>
          <chart:series chart:label-cell-address="local-table.$C$1" chart:values-cell-range-address="local-table.$C$2:.$C$101" chart:class="chart:line" chart:attached-axis="primary-y" chart:style-name="G0S1">
            <chart:data-point chart:repeated="100"/>
          </chart:series>
          <chart:series chart:label-cell-address="local-table.$D$1" chart:values-cell-range-address="local-table.$D$2:.$D$101" chart:class="chart:line" chart:attached-axis="primary-y" chart:style-name="G0S2">
            <chart:data-point chart:repeated="100"/>
          </chart:series>
          <chart:series chart:label-cell-address="local-table.$E$1" chart:values-cell-range-address="local-table.$E$2:.$E$101" chart:class="chart:line" chart:attached-axis="primary-y" chart:style-name="G0S3">
            <chart:data-point chart:repeated="10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Column I</text:p>
              </table:table-cell>
              <table:table-cell office:value-type="string">
                <text:p>Column J</text:p>
              </table:table-cell>
              <table:table-cell office:value-type="string">
                <text:p>Column K</text:p>
              </table:table-cell>
              <table:table-cell office:value-type="string">
                <text:p>Column L</text:p>
              </table:table-cell>
            </table:table-row>
          </table:table-header-rows>
          <table:table-row>
            <table:table-cell office:value-type="string">
              <text:p>1</text:p>
            </table:table-cell>
            <table:table-cell office:value-type="float" office:value="1.2253E-2"/>
            <table:table-cell office:value-type="float" office:value="1.3035E-2"/>
            <table:table-cell office:value-type="float" office:value="1.1554E-2"/>
            <table:table-cell office:value-type="float" office:value="7.6270000000000001E-3"/>
          </table:table-row>
          <table:table-row>
            <table:table-cell office:value-type="string">
              <text:p>2</text:p>
            </table:table-cell>
            <table:table-cell office:value-type="float" office:value="1.1202E-2"/>
            <table:table-cell office:value-type="float" office:value="1.2557E-2"/>
            <table:table-cell office:value-type="float" office:value="1.1195E-2"/>
            <table:table-cell office:value-type="float" office:value="7.4000000000000003E-3"/>
          </table:table-row>
          <table:table-row>
            <table:table-cell office:value-type="string">
              <text:p>3</text:p>
            </table:table-cell>
            <table:table-cell office:value-type="float" office:value="1.1121000000000001E-2"/>
            <table:table-cell office:value-type="float" office:value="1.2777E-2"/>
            <table:table-cell office:value-type="float" office:value="1.0926999999999999E-2"/>
            <table:table-cell office:value-type="float" office:value="7.0130000000000001E-3"/>
          </table:table-row>
          <table:table-row>
            <table:table-cell office:value-type="string">
              <text:p>4</text:p>
            </table:table-cell>
            <table:table-cell office:value-type="float" office:value="1.123E-2"/>
            <table:table-cell office:value-type="float" office:value="1.2466E-2"/>
            <table:table-cell office:value-type="float" office:value="1.0954E-2"/>
            <table:table-cell office:value-type="float" office:value="6.816E-3"/>
          </table:table-row>
          <table:table-row>
            <table:table-cell office:value-type="string">
              <text:p>5</text:p>
            </table:table-cell>
            <table:table-cell office:value-type="float" office:value="1.1231E-2"/>
            <table:table-cell office:value-type="float" office:value="1.2609E-2"/>
            <table:table-cell office:value-type="float" office:value="1.0909E-2"/>
            <table:table-cell office:value-type="float" office:value="6.7739999999999996E-3"/>
          </table:table-row>
          <table:table-row>
            <table:table-cell office:value-type="string">
              <text:p>6</text:p>
            </table:table-cell>
            <table:table-cell office:value-type="float" office:value="1.1186E-2"/>
            <table:table-cell office:value-type="float" office:value="1.2423E-2"/>
            <table:table-cell office:value-type="float" office:value="1.1006999999999999E-2"/>
            <table:table-cell office:value-type="float" office:value="6.8060000000000004E-3"/>
          </table:table-row>
          <table:table-row>
            <table:table-cell office:value-type="string">
              <text:p>7</text:p>
            </table:table-cell>
            <table:table-cell office:value-type="float" office:value="1.1282E-2"/>
            <table:table-cell office:value-type="float" office:value="1.2506E-2"/>
            <table:table-cell office:value-type="float" office:value="1.09E-2"/>
            <table:table-cell office:value-type="float" office:value="6.9470000000000001E-3"/>
          </table:table-row>
          <table:table-row>
            <table:table-cell office:value-type="string">
              <text:p>8</text:p>
            </table:table-cell>
            <table:table-cell office:value-type="float" office:value="1.1261999999999999E-2"/>
            <table:table-cell office:value-type="float" office:value="1.2451E-2"/>
            <table:table-cell office:value-type="float" office:value="1.1018999999999999E-2"/>
            <table:table-cell office:value-type="float" office:value="7.4929999999999997E-3"/>
          </table:table-row>
          <table:table-row>
            <table:table-cell office:value-type="string">
              <text:p>9</text:p>
            </table:table-cell>
            <table:table-cell office:value-type="float" office:value="1.1214999999999999E-2"/>
            <table:table-cell office:value-type="float" office:value="1.2423999999999999E-2"/>
            <table:table-cell office:value-type="float" office:value="1.1006999999999999E-2"/>
            <table:table-cell office:value-type="float" office:value="7.4700000000000001E-3"/>
          </table:table-row>
          <table:table-row>
            <table:table-cell office:value-type="string">
              <text:p>10</text:p>
            </table:table-cell>
            <table:table-cell office:value-type="float" office:value="1.1134E-2"/>
            <table:table-cell office:value-type="float" office:value="1.2519000000000001E-2"/>
            <table:table-cell office:value-type="float" office:value="1.0924E-2"/>
            <table:table-cell office:value-type="float" office:value="6.9940000000000002E-3"/>
          </table:table-row>
          <table:table-row>
            <table:table-cell office:value-type="string">
              <text:p>11</text:p>
            </table:table-cell>
            <table:table-cell office:value-type="float" office:value="1.157E-2"/>
            <table:table-cell office:value-type="float" office:value="1.2415000000000001E-2"/>
            <table:table-cell office:value-type="float" office:value="1.1138E-2"/>
            <table:table-cell office:value-type="float" office:value="6.875E-3"/>
          </table:table-row>
          <table:table-row>
            <table:table-cell office:value-type="string">
              <text:p>12</text:p>
            </table:table-cell>
            <table:table-cell office:value-type="float" office:value="1.1126E-2"/>
            <table:table-cell office:value-type="float" office:value="1.2451E-2"/>
            <table:table-cell office:value-type="float" office:value="1.1024000000000001E-2"/>
            <table:table-cell office:value-type="float" office:value="6.8950000000000001E-3"/>
          </table:table-row>
          <table:table-row>
            <table:table-cell office:value-type="string">
              <text:p>13</text:p>
            </table:table-cell>
            <table:table-cell office:value-type="float" office:value="1.1410999999999999E-2"/>
            <table:table-cell office:value-type="float" office:value="1.2461E-2"/>
            <table:table-cell office:value-type="float" office:value="1.094E-2"/>
            <table:table-cell office:value-type="float" office:value="7.0479999999999996E-3"/>
          </table:table-row>
          <table:table-row>
            <table:table-cell office:value-type="string">
              <text:p>14</text:p>
            </table:table-cell>
            <table:table-cell office:value-type="float" office:value="1.1686999999999999E-2"/>
            <table:table-cell office:value-type="float" office:value="1.2501999999999999E-2"/>
            <table:table-cell office:value-type="float" office:value="1.0883E-2"/>
            <table:table-cell office:value-type="float" office:value="7.1380000000000002E-3"/>
          </table:table-row>
          <table:table-row>
            <table:table-cell office:value-type="string">
              <text:p>15</text:p>
            </table:table-cell>
            <table:table-cell office:value-type="float" office:value="1.2047E-2"/>
            <table:table-cell office:value-type="float" office:value="1.2393E-2"/>
            <table:table-cell office:value-type="float" office:value="1.0807000000000001E-2"/>
            <table:table-cell office:value-type="float" office:value="6.8009999999999998E-3"/>
          </table:table-row>
          <table:table-row>
            <table:table-cell office:value-type="string">
              <text:p>16</text:p>
            </table:table-cell>
            <table:table-cell office:value-type="float" office:value="1.1216E-2"/>
            <table:table-cell office:value-type="float" office:value="1.2677000000000001E-2"/>
            <table:table-cell office:value-type="float" office:value="1.0798E-2"/>
            <table:table-cell office:value-type="float" office:value="6.7600000000000004E-3"/>
          </table:table-row>
          <table:table-row>
            <table:table-cell office:value-type="string">
              <text:p>17</text:p>
            </table:table-cell>
            <table:table-cell office:value-type="float" office:value="1.1559E-2"/>
            <table:table-cell office:value-type="float" office:value="1.2723E-2"/>
            <table:table-cell office:value-type="float" office:value="1.0994E-2"/>
            <table:table-cell office:value-type="float" office:value="6.8269999999999997E-3"/>
          </table:table-row>
          <table:table-row>
            <table:table-cell office:value-type="string">
              <text:p>18</text:p>
            </table:table-cell>
            <table:table-cell office:value-type="float" office:value="1.1202999999999999E-2"/>
            <table:table-cell office:value-type="float" office:value="1.2448000000000001E-2"/>
            <table:table-cell office:value-type="float" office:value="1.0907E-2"/>
            <table:table-cell office:value-type="float" office:value="1.4437999999999999E-2"/>
          </table:table-row>
          <table:table-row>
            <table:table-cell office:value-type="string">
              <text:p>19</text:p>
            </table:table-cell>
            <table:table-cell office:value-type="float" office:value="1.1152E-2"/>
            <table:table-cell office:value-type="float" office:value="1.255E-2"/>
            <table:table-cell office:value-type="float" office:value="1.0909E-2"/>
            <table:table-cell office:value-type="float" office:value="6.9890000000000004E-3"/>
          </table:table-row>
          <table:table-row>
            <table:table-cell office:value-type="string">
              <text:p>20</text:p>
            </table:table-cell>
            <table:table-cell office:value-type="float" office:value="1.1393E-2"/>
            <table:table-cell office:value-type="float" office:value="1.251E-2"/>
            <table:table-cell office:value-type="float" office:value="1.0876E-2"/>
            <table:table-cell office:value-type="float" office:value="7.986E-3"/>
          </table:table-row>
          <table:table-row>
            <table:table-cell office:value-type="string">
              <text:p>21</text:p>
            </table:table-cell>
            <table:table-cell office:value-type="float" office:value="1.1148999999999999E-2"/>
            <table:table-cell office:value-type="float" office:value="1.242E-2"/>
            <table:table-cell office:value-type="float" office:value="1.094E-2"/>
            <table:table-cell office:value-type="float" office:value="6.7999999999999996E-3"/>
          </table:table-row>
          <table:table-row>
            <table:table-cell office:value-type="string">
              <text:p>22</text:p>
            </table:table-cell>
            <table:table-cell office:value-type="float" office:value="1.1223E-2"/>
            <table:table-cell office:value-type="float" office:value="1.2430999999999999E-2"/>
            <table:table-cell office:value-type="float" office:value="1.0944000000000001E-2"/>
            <table:table-cell office:value-type="float" office:value="6.8300000000000001E-3"/>
          </table:table-row>
          <table:table-row>
            <table:table-cell office:value-type="string">
              <text:p>23</text:p>
            </table:table-cell>
            <table:table-cell office:value-type="float" office:value="1.1110999999999999E-2"/>
            <table:table-cell office:value-type="float" office:value="1.2408000000000001E-2"/>
            <table:table-cell office:value-type="float" office:value="1.1006999999999999E-2"/>
            <table:table-cell office:value-type="float" office:value="7.0309999999999999E-3"/>
          </table:table-row>
          <table:table-row>
            <table:table-cell office:value-type="string">
              <text:p>24</text:p>
            </table:table-cell>
            <table:table-cell office:value-type="float" office:value="1.1291000000000001E-2"/>
            <table:table-cell office:value-type="float" office:value="1.256E-2"/>
            <table:table-cell office:value-type="float" office:value="1.0971E-2"/>
            <table:table-cell office:value-type="float" office:value="6.8469999999999998E-3"/>
          </table:table-row>
          <table:table-row>
            <table:table-cell office:value-type="string">
              <text:p>25</text:p>
            </table:table-cell>
            <table:table-cell office:value-type="float" office:value="1.1629E-2"/>
            <table:table-cell office:value-type="float" office:value="1.2637000000000001E-2"/>
            <table:table-cell office:value-type="float" office:value="1.0919E-2"/>
            <table:table-cell office:value-type="float" office:value="6.8100000000000001E-3"/>
          </table:table-row>
          <table:table-row>
            <table:table-cell office:value-type="string">
              <text:p>26</text:p>
            </table:table-cell>
            <table:table-cell office:value-type="float" office:value="1.1391999999999999E-2"/>
            <table:table-cell office:value-type="float" office:value="1.2444999999999999E-2"/>
            <table:table-cell office:value-type="float" office:value="1.0995E-2"/>
            <table:table-cell office:value-type="float" office:value="6.9839999999999998E-3"/>
          </table:table-row>
          <table:table-row>
            <table:table-cell office:value-type="string">
              <text:p>27</text:p>
            </table:table-cell>
            <table:table-cell office:value-type="float" office:value="1.1309E-2"/>
            <table:table-cell office:value-type="float" office:value="1.2503E-2"/>
            <table:table-cell office:value-type="float" office:value="1.095E-2"/>
            <table:table-cell office:value-type="float" office:value="7.8460000000000005E-3"/>
          </table:table-row>
          <table:table-row>
            <table:table-cell office:value-type="string">
              <text:p>28</text:p>
            </table:table-cell>
            <table:table-cell office:value-type="float" office:value="1.1282E-2"/>
            <table:table-cell office:value-type="float" office:value="1.3072E-2"/>
            <table:table-cell office:value-type="float" office:value="1.1292999999999999E-2"/>
            <table:table-cell office:value-type="float" office:value="7.1679999999999999E-3"/>
          </table:table-row>
          <table:table-row>
            <table:table-cell office:value-type="string">
              <text:p>29</text:p>
            </table:table-cell>
            <table:table-cell office:value-type="float" office:value="1.1214999999999999E-2"/>
            <table:table-cell office:value-type="float" office:value="1.268E-2"/>
            <table:table-cell office:value-type="float" office:value="1.0966E-2"/>
            <table:table-cell office:value-type="float" office:value="6.79E-3"/>
          </table:table-row>
          <table:table-row>
            <table:table-cell office:value-type="string">
              <text:p>30</text:p>
            </table:table-cell>
            <table:table-cell office:value-type="float" office:value="1.1271E-2"/>
            <table:table-cell office:value-type="float" office:value="1.2489999999999999E-2"/>
            <table:table-cell office:value-type="float" office:value="1.0921E-2"/>
            <table:table-cell office:value-type="float" office:value="6.7609999999999996E-3"/>
          </table:table-row>
          <table:table-row>
            <table:table-cell office:value-type="string">
              <text:p>31</text:p>
            </table:table-cell>
            <table:table-cell office:value-type="float" office:value="1.1202999999999999E-2"/>
            <table:table-cell office:value-type="float" office:value="1.2430999999999999E-2"/>
            <table:table-cell office:value-type="float" office:value="1.1011999999999999E-2"/>
            <table:table-cell office:value-type="float" office:value="7.1170000000000001E-3"/>
          </table:table-row>
          <table:table-row>
            <table:table-cell office:value-type="string">
              <text:p>32</text:p>
            </table:table-cell>
            <table:table-cell office:value-type="float" office:value="1.1152E-2"/>
            <table:table-cell office:value-type="float" office:value="1.2598E-2"/>
            <table:table-cell office:value-type="float" office:value="1.0985999999999999E-2"/>
            <table:table-cell office:value-type="float" office:value="7.7619999999999998E-3"/>
          </table:table-row>
          <table:table-row>
            <table:table-cell office:value-type="string">
              <text:p>33</text:p>
            </table:table-cell>
            <table:table-cell office:value-type="float" office:value="1.1109000000000001E-2"/>
            <table:table-cell office:value-type="float" office:value="1.2541999999999999E-2"/>
            <table:table-cell office:value-type="float" office:value="1.0939000000000001E-2"/>
            <table:table-cell office:value-type="float" office:value="7.0190000000000001E-3"/>
          </table:table-row>
          <table:table-row>
            <table:table-cell office:value-type="string">
              <text:p>34</text:p>
            </table:table-cell>
            <table:table-cell office:value-type="float" office:value="1.1251000000000001E-2"/>
            <table:table-cell office:value-type="float" office:value="1.2409E-2"/>
            <table:table-cell office:value-type="float" office:value="1.0887000000000001E-2"/>
            <table:table-cell office:value-type="float" office:value="6.8589999999999996E-3"/>
          </table:table-row>
          <table:table-row>
            <table:table-cell office:value-type="string">
              <text:p>35</text:p>
            </table:table-cell>
            <table:table-cell office:value-type="float" office:value="1.1349E-2"/>
            <table:table-cell office:value-type="float" office:value="1.2458E-2"/>
            <table:table-cell office:value-type="float" office:value="1.0919999999999999E-2"/>
            <table:table-cell office:value-type="float" office:value="6.8170000000000001E-3"/>
          </table:table-row>
          <table:table-row>
            <table:table-cell office:value-type="string">
              <text:p>36</text:p>
            </table:table-cell>
            <table:table-cell office:value-type="float" office:value="1.1383000000000001E-2"/>
            <table:table-cell office:value-type="float" office:value="1.2345E-2"/>
            <table:table-cell office:value-type="float" office:value="1.09E-2"/>
            <table:table-cell office:value-type="float" office:value="6.7429999999999999E-3"/>
          </table:table-row>
          <table:table-row>
            <table:table-cell office:value-type="string">
              <text:p>37</text:p>
            </table:table-cell>
            <table:table-cell office:value-type="float" office:value="1.1165E-2"/>
            <table:table-cell office:value-type="float" office:value="1.2385999999999999E-2"/>
            <table:table-cell office:value-type="float" office:value="1.0787E-2"/>
            <table:table-cell office:value-type="float" office:value="7.2979999999999998E-3"/>
          </table:table-row>
          <table:table-row>
            <table:table-cell office:value-type="string">
              <text:p>38</text:p>
            </table:table-cell>
            <table:table-cell office:value-type="float" office:value="1.1332999999999999E-2"/>
            <table:table-cell office:value-type="float" office:value="1.2435E-2"/>
            <table:table-cell office:value-type="float" office:value="1.1277000000000001E-2"/>
            <table:table-cell office:value-type="float" office:value="7.2560000000000003E-3"/>
          </table:table-row>
          <table:table-row>
            <table:table-cell office:value-type="string">
              <text:p>39</text:p>
            </table:table-cell>
            <table:table-cell office:value-type="float" office:value="1.115E-2"/>
            <table:table-cell office:value-type="float" office:value="1.2685E-2"/>
            <table:table-cell office:value-type="float" office:value="1.0904E-2"/>
            <table:table-cell office:value-type="float" office:value="6.8170000000000001E-3"/>
          </table:table-row>
          <table:table-row>
            <table:table-cell office:value-type="string">
              <text:p>40</text:p>
            </table:table-cell>
            <table:table-cell office:value-type="float" office:value="1.1238E-2"/>
            <table:table-cell office:value-type="float" office:value="1.2541999999999999E-2"/>
            <table:table-cell office:value-type="float" office:value="1.0996000000000001E-2"/>
            <table:table-cell office:value-type="float" office:value="6.7669999999999996E-3"/>
          </table:table-row>
          <table:table-row>
            <table:table-cell office:value-type="string">
              <text:p>41</text:p>
            </table:table-cell>
            <table:table-cell office:value-type="float" office:value="1.1188999999999999E-2"/>
            <table:table-cell office:value-type="float" office:value="1.2675000000000001E-2"/>
            <table:table-cell office:value-type="float" office:value="1.0876E-2"/>
            <table:table-cell office:value-type="float" office:value="6.8669999999999998E-3"/>
          </table:table-row>
          <table:table-row>
            <table:table-cell office:value-type="string">
              <text:p>42</text:p>
            </table:table-cell>
            <table:table-cell office:value-type="float" office:value="1.1207999999999999E-2"/>
            <table:table-cell office:value-type="float" office:value="1.234E-2"/>
            <table:table-cell office:value-type="float" office:value="1.0898E-2"/>
            <table:table-cell office:value-type="float" office:value="6.9290000000000003E-3"/>
          </table:table-row>
          <table:table-row>
            <table:table-cell office:value-type="string">
              <text:p>43</text:p>
            </table:table-cell>
            <table:table-cell office:value-type="float" office:value="1.1183E-2"/>
            <table:table-cell office:value-type="float" office:value="1.2455000000000001E-2"/>
            <table:table-cell office:value-type="float" office:value="1.0987E-2"/>
            <table:table-cell office:value-type="float" office:value="6.9389999999999999E-3"/>
          </table:table-row>
          <table:table-row>
            <table:table-cell office:value-type="string">
              <text:p>44</text:p>
            </table:table-cell>
            <table:table-cell office:value-type="float" office:value="1.1221E-2"/>
            <table:table-cell office:value-type="float" office:value="1.2378E-2"/>
            <table:table-cell office:value-type="float" office:value="1.1046E-2"/>
            <table:table-cell office:value-type="float" office:value="7.783E-3"/>
          </table:table-row>
          <table:table-row>
            <table:table-cell office:value-type="string">
              <text:p>45</text:p>
            </table:table-cell>
            <table:table-cell office:value-type="float" office:value="1.1221999999999999E-2"/>
            <table:table-cell office:value-type="float" office:value="1.2526000000000001E-2"/>
            <table:table-cell office:value-type="float" office:value="1.0954E-2"/>
            <table:table-cell office:value-type="float" office:value="6.8209999999999998E-3"/>
          </table:table-row>
          <table:table-row>
            <table:table-cell office:value-type="string">
              <text:p>46</text:p>
            </table:table-cell>
            <table:table-cell office:value-type="float" office:value="1.1361E-2"/>
            <table:table-cell office:value-type="float" office:value="1.2461E-2"/>
            <table:table-cell office:value-type="float" office:value="1.0839E-2"/>
            <table:table-cell office:value-type="float" office:value="7.0549999999999996E-3"/>
          </table:table-row>
          <table:table-row>
            <table:table-cell office:value-type="string">
              <text:p>47</text:p>
            </table:table-cell>
            <table:table-cell office:value-type="float" office:value="1.1278E-2"/>
            <table:table-cell office:value-type="float" office:value="1.2588999999999999E-2"/>
            <table:table-cell office:value-type="float" office:value="1.0813E-2"/>
            <table:table-cell office:value-type="float" office:value="6.9150000000000001E-3"/>
          </table:table-row>
          <table:table-row>
            <table:table-cell office:value-type="string">
              <text:p>48</text:p>
            </table:table-cell>
            <table:table-cell office:value-type="float" office:value="1.1209E-2"/>
            <table:table-cell office:value-type="float" office:value="1.2477E-2"/>
            <table:table-cell office:value-type="float" office:value="1.1140000000000001E-2"/>
            <table:table-cell office:value-type="float" office:value="6.7619999999999998E-3"/>
          </table:table-row>
          <table:table-row>
            <table:table-cell office:value-type="string">
              <text:p>49</text:p>
            </table:table-cell>
            <table:table-cell office:value-type="float" office:value="1.1124999999999999E-2"/>
            <table:table-cell office:value-type="float" office:value="1.2810999999999999E-2"/>
            <table:table-cell office:value-type="float" office:value="1.1233999999999999E-2"/>
            <table:table-cell office:value-type="float" office:value="6.8329999999999997E-3"/>
          </table:table-row>
          <table:table-row>
            <table:table-cell office:value-type="string">
              <text:p>50</text:p>
            </table:table-cell>
            <table:table-cell office:value-type="float" office:value="1.1145E-2"/>
            <table:table-cell office:value-type="float" office:value="1.2423999999999999E-2"/>
            <table:table-cell office:value-type="float" office:value="1.1075E-2"/>
            <table:table-cell office:value-type="float" office:value="6.8389999999999996E-3"/>
          </table:table-row>
          <table:table-row>
            <table:table-cell office:value-type="string">
              <text:p>51</text:p>
            </table:table-cell>
            <table:table-cell office:value-type="float" office:value="1.1207E-2"/>
            <table:table-cell office:value-type="float" office:value="1.2578000000000001E-2"/>
            <table:table-cell office:value-type="float" office:value="1.091E-2"/>
            <table:table-cell office:value-type="float" office:value="6.7660000000000003E-3"/>
          </table:table-row>
          <table:table-row>
            <table:table-cell office:value-type="string">
              <text:p>52</text:p>
            </table:table-cell>
            <table:table-cell office:value-type="float" office:value="1.1225000000000001E-2"/>
            <table:table-cell office:value-type="float" office:value="1.2593E-2"/>
            <table:table-cell office:value-type="float" office:value="1.0959999999999999E-2"/>
            <table:table-cell office:value-type="float" office:value="6.9069999999999999E-3"/>
          </table:table-row>
          <table:table-row>
            <table:table-cell office:value-type="string">
              <text:p>53</text:p>
            </table:table-cell>
            <table:table-cell office:value-type="float" office:value="1.1211E-2"/>
            <table:table-cell office:value-type="float" office:value="1.2423E-2"/>
            <table:table-cell office:value-type="float" office:value="1.0907E-2"/>
            <table:table-cell office:value-type="float" office:value="6.9909999999999998E-3"/>
          </table:table-row>
          <table:table-row>
            <table:table-cell office:value-type="string">
              <text:p>54</text:p>
            </table:table-cell>
            <table:table-cell office:value-type="float" office:value="1.1233999999999999E-2"/>
            <table:table-cell office:value-type="float" office:value="1.2489E-2"/>
            <table:table-cell office:value-type="float" office:value="1.0957E-2"/>
            <table:table-cell office:value-type="float" office:value="6.9220000000000002E-3"/>
          </table:table-row>
          <table:table-row>
            <table:table-cell office:value-type="string">
              <text:p>55</text:p>
            </table:table-cell>
            <table:table-cell office:value-type="float" office:value="1.1416000000000001E-2"/>
            <table:table-cell office:value-type="float" office:value="1.2494E-2"/>
            <table:table-cell office:value-type="float" office:value="1.099E-2"/>
            <table:table-cell office:value-type="float" office:value="7.0949999999999997E-3"/>
          </table:table-row>
          <table:table-row>
            <table:table-cell office:value-type="string">
              <text:p>56</text:p>
            </table:table-cell>
            <table:table-cell office:value-type="float" office:value="1.1273999999999999E-2"/>
            <table:table-cell office:value-type="float" office:value="1.2466E-2"/>
            <table:table-cell office:value-type="float" office:value="1.1107000000000001E-2"/>
            <table:table-cell office:value-type="float" office:value="6.8859999999999998E-3"/>
          </table:table-row>
          <table:table-row>
            <table:table-cell office:value-type="string">
              <text:p>57</text:p>
            </table:table-cell>
            <table:table-cell office:value-type="float" office:value="1.1155E-2"/>
            <table:table-cell office:value-type="float" office:value="1.3198E-2"/>
            <table:table-cell office:value-type="float" office:value="1.1015E-2"/>
            <table:table-cell office:value-type="float" office:value="6.8469999999999998E-3"/>
          </table:table-row>
          <table:table-row>
            <table:table-cell office:value-type="string">
              <text:p>58</text:p>
            </table:table-cell>
            <table:table-cell office:value-type="float" office:value="1.1264E-2"/>
            <table:table-cell office:value-type="float" office:value="1.2874999999999999E-2"/>
            <table:table-cell office:value-type="float" office:value="1.112E-2"/>
            <table:table-cell office:value-type="float" office:value="6.8719999999999996E-3"/>
          </table:table-row>
          <table:table-row>
            <table:table-cell office:value-type="string">
              <text:p>59</text:p>
            </table:table-cell>
            <table:table-cell office:value-type="float" office:value="1.1427E-2"/>
            <table:table-cell office:value-type="float" office:value="1.2454E-2"/>
            <table:table-cell office:value-type="float" office:value="1.0913000000000001E-2"/>
            <table:table-cell office:value-type="float" office:value="7.0039999999999998E-3"/>
          </table:table-row>
          <table:table-row>
            <table:table-cell office:value-type="string">
              <text:p>60</text:p>
            </table:table-cell>
            <table:table-cell office:value-type="float" office:value="1.1173000000000001E-2"/>
            <table:table-cell office:value-type="float" office:value="1.2466E-2"/>
            <table:table-cell office:value-type="float" office:value="1.0913000000000001E-2"/>
            <table:table-cell office:value-type="float" office:value="6.9519999999999998E-3"/>
          </table:table-row>
          <table:table-row>
            <table:table-cell office:value-type="string">
              <text:p>61</text:p>
            </table:table-cell>
            <table:table-cell office:value-type="float" office:value="1.1235E-2"/>
            <table:table-cell office:value-type="float" office:value="1.2366E-2"/>
            <table:table-cell office:value-type="float" office:value="1.0895E-2"/>
            <table:table-cell office:value-type="float" office:value="7.0070000000000002E-3"/>
          </table:table-row>
          <table:table-row>
            <table:table-cell office:value-type="string">
              <text:p>62</text:p>
            </table:table-cell>
            <table:table-cell office:value-type="float" office:value="1.1165E-2"/>
            <table:table-cell office:value-type="float" office:value="1.2461E-2"/>
            <table:table-cell office:value-type="float" office:value="1.0859000000000001E-2"/>
            <table:table-cell office:value-type="float" office:value="6.7419999999999997E-3"/>
          </table:table-row>
          <table:table-row>
            <table:table-cell office:value-type="string">
              <text:p>63</text:p>
            </table:table-cell>
            <table:table-cell office:value-type="float" office:value="1.1167E-2"/>
            <table:table-cell office:value-type="float" office:value="1.2525E-2"/>
            <table:table-cell office:value-type="float" office:value="1.0926999999999999E-2"/>
            <table:table-cell office:value-type="float" office:value="6.8729999999999998E-3"/>
          </table:table-row>
          <table:table-row>
            <table:table-cell office:value-type="string">
              <text:p>64</text:p>
            </table:table-cell>
            <table:table-cell office:value-type="float" office:value="1.1320999999999999E-2"/>
            <table:table-cell office:value-type="float" office:value="1.2478E-2"/>
            <table:table-cell office:value-type="float" office:value="1.0926999999999999E-2"/>
            <table:table-cell office:value-type="float" office:value="6.8089999999999999E-3"/>
          </table:table-row>
          <table:table-row>
            <table:table-cell office:value-type="string">
              <text:p>65</text:p>
            </table:table-cell>
            <table:table-cell office:value-type="float" office:value="1.1207999999999999E-2"/>
            <table:table-cell office:value-type="float" office:value="1.2839E-2"/>
            <table:table-cell office:value-type="float" office:value="1.1039E-2"/>
            <table:table-cell office:value-type="float" office:value="6.7409999999999996E-3"/>
          </table:table-row>
          <table:table-row>
            <table:table-cell office:value-type="string">
              <text:p>66</text:p>
            </table:table-cell>
            <table:table-cell office:value-type="float" office:value="1.1183999999999999E-2"/>
            <table:table-cell office:value-type="float" office:value="1.2527E-2"/>
            <table:table-cell office:value-type="float" office:value="1.0988E-2"/>
            <table:table-cell office:value-type="float" office:value="6.8129999999999996E-3"/>
          </table:table-row>
          <table:table-row>
            <table:table-cell office:value-type="string">
              <text:p>67</text:p>
            </table:table-cell>
            <table:table-cell office:value-type="float" office:value="1.1441E-2"/>
            <table:table-cell office:value-type="float" office:value="1.2466E-2"/>
            <table:table-cell office:value-type="float" office:value="1.0954E-2"/>
            <table:table-cell office:value-type="float" office:value="6.8690000000000001E-3"/>
          </table:table-row>
          <table:table-row>
            <table:table-cell office:value-type="string">
              <text:p>68</text:p>
            </table:table-cell>
            <table:table-cell office:value-type="float" office:value="1.1637E-2"/>
            <table:table-cell office:value-type="float" office:value="1.2432E-2"/>
            <table:table-cell office:value-type="float" office:value="1.0810999999999999E-2"/>
            <table:table-cell office:value-type="float" office:value="6.8649999999999996E-3"/>
          </table:table-row>
          <table:table-row>
            <table:table-cell office:value-type="string">
              <text:p>69</text:p>
            </table:table-cell>
            <table:table-cell office:value-type="float" office:value="1.1702000000000001E-2"/>
            <table:table-cell office:value-type="float" office:value="1.2468E-2"/>
            <table:table-cell office:value-type="float" office:value="1.1065E-2"/>
            <table:table-cell office:value-type="float" office:value="6.8100000000000001E-3"/>
          </table:table-row>
          <table:table-row>
            <table:table-cell office:value-type="string">
              <text:p>70</text:p>
            </table:table-cell>
            <table:table-cell office:value-type="float" office:value="1.108E-2"/>
            <table:table-cell office:value-type="float" office:value="1.2553E-2"/>
            <table:table-cell office:value-type="float" office:value="1.0984000000000001E-2"/>
            <table:table-cell office:value-type="float" office:value="7.0130000000000001E-3"/>
          </table:table-row>
          <table:table-row>
            <table:table-cell office:value-type="string">
              <text:p>71</text:p>
            </table:table-cell>
            <table:table-cell office:value-type="float" office:value="1.1354E-2"/>
            <table:table-cell office:value-type="float" office:value="1.257E-2"/>
            <table:table-cell office:value-type="float" office:value="1.0877E-2"/>
            <table:table-cell office:value-type="float" office:value="6.8199999999999997E-3"/>
          </table:table-row>
          <table:table-row>
            <table:table-cell office:value-type="string">
              <text:p>72</text:p>
            </table:table-cell>
            <table:table-cell office:value-type="float" office:value="1.1315E-2"/>
            <table:table-cell office:value-type="float" office:value="1.2538000000000001E-2"/>
            <table:table-cell office:value-type="float" office:value="1.0834E-2"/>
            <table:table-cell office:value-type="float" office:value="7.0679999999999996E-3"/>
          </table:table-row>
          <table:table-row>
            <table:table-cell office:value-type="string">
              <text:p>73</text:p>
            </table:table-cell>
            <table:table-cell office:value-type="float" office:value="1.1183E-2"/>
            <table:table-cell office:value-type="float" office:value="1.2581E-2"/>
            <table:table-cell office:value-type="float" office:value="1.0861000000000001E-2"/>
            <table:table-cell office:value-type="float" office:value="6.9639999999999997E-3"/>
          </table:table-row>
          <table:table-row>
            <table:table-cell office:value-type="string">
              <text:p>74</text:p>
            </table:table-cell>
            <table:table-cell office:value-type="float" office:value="1.1166000000000001E-2"/>
            <table:table-cell office:value-type="float" office:value="1.2463E-2"/>
            <table:table-cell office:value-type="float" office:value="1.0933E-2"/>
            <table:table-cell office:value-type="float" office:value="7.8079999999999998E-3"/>
          </table:table-row>
          <table:table-row>
            <table:table-cell office:value-type="string">
              <text:p>75</text:p>
            </table:table-cell>
            <table:table-cell office:value-type="float" office:value="1.1284000000000001E-2"/>
            <table:table-cell office:value-type="float" office:value="1.2796999999999999E-2"/>
            <table:table-cell office:value-type="float" office:value="1.1081000000000001E-2"/>
            <table:table-cell office:value-type="float" office:value="7.0060000000000001E-3"/>
          </table:table-row>
          <table:table-row>
            <table:table-cell office:value-type="string">
              <text:p>76</text:p>
            </table:table-cell>
            <table:table-cell office:value-type="float" office:value="1.1233E-2"/>
            <table:table-cell office:value-type="float" office:value="1.2676E-2"/>
            <table:table-cell office:value-type="float" office:value="1.0988E-2"/>
            <table:table-cell office:value-type="float" office:value="6.8040000000000002E-3"/>
          </table:table-row>
          <table:table-row>
            <table:table-cell office:value-type="string">
              <text:p>77</text:p>
            </table:table-cell>
            <table:table-cell office:value-type="float" office:value="1.1235E-2"/>
            <table:table-cell office:value-type="float" office:value="1.2538000000000001E-2"/>
            <table:table-cell office:value-type="float" office:value="1.0916E-2"/>
            <table:table-cell office:value-type="float" office:value="6.9639999999999997E-3"/>
          </table:table-row>
          <table:table-row>
            <table:table-cell office:value-type="string">
              <text:p>78</text:p>
            </table:table-cell>
            <table:table-cell office:value-type="float" office:value="1.1287999999999999E-2"/>
            <table:table-cell office:value-type="float" office:value="1.2652E-2"/>
            <table:table-cell office:value-type="float" office:value="1.0833000000000001E-2"/>
            <table:table-cell office:value-type="float" office:value="6.8209999999999998E-3"/>
          </table:table-row>
          <table:table-row>
            <table:table-cell office:value-type="string">
              <text:p>79</text:p>
            </table:table-cell>
            <table:table-cell office:value-type="float" office:value="1.1079E-2"/>
            <table:table-cell office:value-type="float" office:value="1.2607E-2"/>
            <table:table-cell office:value-type="float" office:value="1.0946000000000001E-2"/>
            <table:table-cell office:value-type="float" office:value="6.8929999999999998E-3"/>
          </table:table-row>
          <table:table-row>
            <table:table-cell office:value-type="string">
              <text:p>80</text:p>
            </table:table-cell>
            <table:table-cell office:value-type="float" office:value="1.1135000000000001E-2"/>
            <table:table-cell office:value-type="float" office:value="1.2501E-2"/>
            <table:table-cell office:value-type="float" office:value="1.0782999999999999E-2"/>
            <table:table-cell office:value-type="float" office:value="6.973E-3"/>
          </table:table-row>
          <table:table-row>
            <table:table-cell office:value-type="string">
              <text:p>81</text:p>
            </table:table-cell>
            <table:table-cell office:value-type="float" office:value="1.1240999999999999E-2"/>
            <table:table-cell office:value-type="float" office:value="1.2574999999999999E-2"/>
            <table:table-cell office:value-type="float" office:value="1.0899000000000001E-2"/>
            <table:table-cell office:value-type="float" office:value="6.8450000000000004E-3"/>
          </table:table-row>
          <table:table-row>
            <table:table-cell office:value-type="string">
              <text:p>82</text:p>
            </table:table-cell>
            <table:table-cell office:value-type="float" office:value="1.1220000000000001E-2"/>
            <table:table-cell office:value-type="float" office:value="1.2488000000000001E-2"/>
            <table:table-cell office:value-type="float" office:value="1.0977000000000001E-2"/>
            <table:table-cell office:value-type="float" office:value="6.8970000000000004E-3"/>
          </table:table-row>
          <table:table-row>
            <table:table-cell office:value-type="string">
              <text:p>83</text:p>
            </table:table-cell>
            <table:table-cell office:value-type="float" office:value="1.1166000000000001E-2"/>
            <table:table-cell office:value-type="float" office:value="1.2558E-2"/>
            <table:table-cell office:value-type="float" office:value="1.0888E-2"/>
            <table:table-cell office:value-type="float" office:value="6.711E-3"/>
          </table:table-row>
          <table:table-row>
            <table:table-cell office:value-type="string">
              <text:p>84</text:p>
            </table:table-cell>
            <table:table-cell office:value-type="float" office:value="1.1166000000000001E-2"/>
            <table:table-cell office:value-type="float" office:value="1.2756E-2"/>
            <table:table-cell office:value-type="float" office:value="1.1025E-2"/>
            <table:table-cell office:value-type="float" office:value="6.8069999999999997E-3"/>
          </table:table-row>
          <table:table-row>
            <table:table-cell office:value-type="string">
              <text:p>85</text:p>
            </table:table-cell>
            <table:table-cell office:value-type="float" office:value="1.1139E-2"/>
            <table:table-cell office:value-type="float" office:value="1.2537E-2"/>
            <table:table-cell office:value-type="float" office:value="1.0904E-2"/>
            <table:table-cell office:value-type="float" office:value="6.829E-3"/>
          </table:table-row>
          <table:table-row>
            <table:table-cell office:value-type="string">
              <text:p>86</text:p>
            </table:table-cell>
            <table:table-cell office:value-type="float" office:value="1.1187000000000001E-2"/>
            <table:table-cell office:value-type="float" office:value="1.2692E-2"/>
            <table:table-cell office:value-type="float" office:value="1.0893E-2"/>
            <table:table-cell office:value-type="float" office:value="6.8100000000000001E-3"/>
          </table:table-row>
          <table:table-row>
            <table:table-cell office:value-type="string">
              <text:p>87</text:p>
            </table:table-cell>
            <table:table-cell office:value-type="float" office:value="1.125E-2"/>
            <table:table-cell office:value-type="float" office:value="1.2518E-2"/>
            <table:table-cell office:value-type="float" office:value="1.0980999999999999E-2"/>
            <table:table-cell office:value-type="float" office:value="6.7910000000000002E-3"/>
          </table:table-row>
          <table:table-row>
            <table:table-cell office:value-type="string">
              <text:p>88</text:p>
            </table:table-cell>
            <table:table-cell office:value-type="float" office:value="1.1115E-2"/>
            <table:table-cell office:value-type="float" office:value="1.2532E-2"/>
            <table:table-cell office:value-type="float" office:value="1.1403999999999999E-2"/>
            <table:table-cell office:value-type="float" office:value="6.7879999999999998E-3"/>
          </table:table-row>
          <table:table-row>
            <table:table-cell office:value-type="string">
              <text:p>89</text:p>
            </table:table-cell>
            <table:table-cell office:value-type="float" office:value="1.1192000000000001E-2"/>
            <table:table-cell office:value-type="float" office:value="1.2529999999999999E-2"/>
            <table:table-cell office:value-type="float" office:value="1.1017000000000001E-2"/>
            <table:table-cell office:value-type="float" office:value="6.8120000000000003E-3"/>
          </table:table-row>
          <table:table-row>
            <table:table-cell office:value-type="string">
              <text:p>90</text:p>
            </table:table-cell>
            <table:table-cell office:value-type="float" office:value="1.124E-2"/>
            <table:table-cell office:value-type="float" office:value="1.2496E-2"/>
            <table:table-cell office:value-type="float" office:value="1.0878000000000001E-2"/>
            <table:table-cell office:value-type="float" office:value="6.8269999999999997E-3"/>
          </table:table-row>
          <table:table-row>
            <table:table-cell office:value-type="string">
              <text:p>91</text:p>
            </table:table-cell>
            <table:table-cell office:value-type="float" office:value="1.1192000000000001E-2"/>
            <table:table-cell office:value-type="float" office:value="1.2598E-2"/>
            <table:table-cell office:value-type="float" office:value="1.0917E-2"/>
            <table:table-cell office:value-type="float" office:value="6.79E-3"/>
          </table:table-row>
          <table:table-row>
            <table:table-cell office:value-type="string">
              <text:p>92</text:p>
            </table:table-cell>
            <table:table-cell office:value-type="float" office:value="1.1263E-2"/>
            <table:table-cell office:value-type="float" office:value="1.3181999999999999E-2"/>
            <table:table-cell office:value-type="float" office:value="1.1344E-2"/>
            <table:table-cell office:value-type="float" office:value="6.8979999999999996E-3"/>
          </table:table-row>
          <table:table-row>
            <table:table-cell office:value-type="string">
              <text:p>93</text:p>
            </table:table-cell>
            <table:table-cell office:value-type="float" office:value="1.1572000000000001E-2"/>
            <table:table-cell office:value-type="float" office:value="1.2834E-2"/>
            <table:table-cell office:value-type="float" office:value="1.1095000000000001E-2"/>
            <table:table-cell office:value-type="float" office:value="7.1659999999999996E-3"/>
          </table:table-row>
          <table:table-row>
            <table:table-cell office:value-type="string">
              <text:p>94</text:p>
            </table:table-cell>
            <table:table-cell office:value-type="float" office:value="1.1953E-2"/>
            <table:table-cell office:value-type="float" office:value="1.2605E-2"/>
            <table:table-cell office:value-type="float" office:value="1.116E-2"/>
            <table:table-cell office:value-type="float" office:value="6.9899999999999997E-3"/>
          </table:table-row>
          <table:table-row>
            <table:table-cell office:value-type="string">
              <text:p>95</text:p>
            </table:table-cell>
            <table:table-cell office:value-type="float" office:value="1.1211E-2"/>
            <table:table-cell office:value-type="float" office:value="1.2503E-2"/>
            <table:table-cell office:value-type="float" office:value="1.0793000000000001E-2"/>
            <table:table-cell office:value-type="float" office:value="6.9160000000000003E-3"/>
          </table:table-row>
          <table:table-row>
            <table:table-cell office:value-type="string">
              <text:p>96</text:p>
            </table:table-cell>
            <table:table-cell office:value-type="float" office:value="1.1473000000000001E-2"/>
            <table:table-cell office:value-type="float" office:value="1.2413E-2"/>
            <table:table-cell office:value-type="float" office:value="1.0832E-2"/>
            <table:table-cell office:value-type="float" office:value="6.8479999999999999E-3"/>
          </table:table-row>
          <table:table-row>
            <table:table-cell office:value-type="string">
              <text:p>97</text:p>
            </table:table-cell>
            <table:table-cell office:value-type="float" office:value="1.1343000000000001E-2"/>
            <table:table-cell office:value-type="float" office:value="1.2859000000000001E-2"/>
            <table:table-cell office:value-type="float" office:value="1.0855999999999999E-2"/>
            <table:table-cell office:value-type="float" office:value="6.9899999999999997E-3"/>
          </table:table-row>
          <table:table-row>
            <table:table-cell office:value-type="string">
              <text:p>98</text:p>
            </table:table-cell>
            <table:table-cell office:value-type="float" office:value="1.1351E-2"/>
            <table:table-cell office:value-type="float" office:value="1.2517E-2"/>
            <table:table-cell office:value-type="float" office:value="1.0801E-2"/>
            <table:table-cell office:value-type="float" office:value="6.8310000000000003E-3"/>
          </table:table-row>
          <table:table-row>
            <table:table-cell office:value-type="string">
              <text:p>99</text:p>
            </table:table-cell>
            <table:table-cell office:value-type="float" office:value="1.1212E-2"/>
            <table:table-cell office:value-type="float" office:value="1.2538000000000001E-2"/>
            <table:table-cell office:value-type="float" office:value="1.1002E-2"/>
            <table:table-cell office:value-type="float" office:value="6.888E-3"/>
          </table:table-row>
          <table:table-row>
            <table:table-cell office:value-type="string">
              <text:p>100</text:p>
            </table:table-cell>
            <table:table-cell office:value-type="float" office:value="1.1095000000000001E-2"/>
            <table:table-cell office:value-type="float" office:value="1.2491E-2"/>
            <table:table-cell office:value-type="float" office:value="1.1042E-2"/>
            <table:table-cell office:value-type="float" office:value="6.8739999999999999E-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5in" svg:stroke-color="#ffd320" svg:stroke-opacity="100%" draw:stroke-linejoin="round" svg:stroke-linecap="round"/>
    </style:style>
    <style:style style:family="chart" style:name="G0S3">
      <style:chart-properties chart:symbol-type="none" chart:connect-bars="false" chart:solid-type="cuboid" chart:stacked="false" chart:percentage="false"/>
      <style:graphic-properties draw:fill="none" draw:stroke="solid" svg:stroke-width="0.0315in" svg:stroke-color="#579d1c"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255.05pt" svg:width="453.5pt" chart:style-name="Crt0">
        <chart:title chart:style-name="CT00">
          <text:p text:style-name="a0" text:class-names="" text:cond-style-name="">Root Dispersion</text:p>
        </chart:title>
        <chart:plot-area chart:style-name="Plt0" chart:data-source-has-labels="both">
          <chart:axis chart:dimension="y" chart:name="primary-y" chart:style-name="Axs0">
            <chart:title chart:style-name="AT00">
              <text:p text:style-name="a1" text:class-names="" text:cond-style-name="">Root Dispersion in sec</text:p>
            </chart:title>
            <chart:grid chart:class="major" chart:style-name="GMa0"/>
          </chart:axis>
          <chart:axis chart:dimension="x" chart:name="primary-x" chart:style-name="Axs1">
            <chart:title chart:style-name="AT01">
              <text:p text:style-name="a2" text:class-names="" text:cond-style-name="">n</text:p>
            </chart:title>
            <chart:categories table:cell-range-address="local-table.$A$2:.$A$101"/>
          </chart:axis>
          <chart:series chart:label-cell-address="local-table.$B$1" chart:values-cell-range-address="local-table.$B$2:.$B$101" chart:class="chart:line" chart:attached-axis="primary-y" chart:style-name="G0S0">
            <chart:data-point chart:repeated="100"/>
          </chart:series>
          <chart:series chart:label-cell-address="local-table.$C$1" chart:values-cell-range-address="local-table.$C$2:.$C$101" chart:class="chart:line" chart:attached-axis="primary-y" chart:style-name="G0S1">
            <chart:data-point chart:repeated="100"/>
          </chart:series>
          <chart:series chart:label-cell-address="local-table.$D$1" chart:values-cell-range-address="local-table.$D$2:.$D$101" chart:class="chart:line" chart:attached-axis="primary-y" chart:style-name="G0S2">
            <chart:data-point chart:repeated="100"/>
          </chart:series>
          <chart:series chart:label-cell-address="local-table.$E$1" chart:values-cell-range-address="local-table.$E$2:.$E$101" chart:class="chart:line" chart:attached-axis="primary-y" chart:style-name="G0S3">
            <chart:data-point chart:repeated="10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Column O</text:p>
              </table:table-cell>
              <table:table-cell office:value-type="string">
                <text:p>Column P</text:p>
              </table:table-cell>
              <table:table-cell office:value-type="string">
                <text:p>Column Q</text:p>
              </table:table-cell>
              <table:table-cell office:value-type="string">
                <text:p>Column R</text:p>
              </table:table-cell>
            </table:table-row>
          </table:table-header-rows>
          <table:table-row>
            <table:table-cell office:value-type="string">
              <text:p>1</text:p>
            </table:table-cell>
            <table:table-cell office:value-type="float" office:value="1.9799999999999999E-4"/>
            <table:table-cell office:value-type="float" office:value="4.8813000000000002E-2"/>
            <table:table-cell office:value-type="float" office:value="3.6148E-2"/>
            <table:table-cell office:value-type="float" office:value="1.6708000000000001E-2"/>
          </table:table-row>
          <table:table-row>
            <table:table-cell office:value-type="string">
              <text:p>2</text:p>
            </table:table-cell>
            <table:table-cell office:value-type="float" office:value="1.9799999999999999E-4"/>
            <table:table-cell office:value-type="float" office:value="4.8934999999999999E-2"/>
            <table:table-cell office:value-type="float" office:value="3.6269999999999997E-2"/>
            <table:table-cell office:value-type="float" office:value="1.6830000000000001E-2"/>
          </table:table-row>
          <table:table-row>
            <table:table-cell office:value-type="string">
              <text:p>3</text:p>
            </table:table-cell>
            <table:table-cell office:value-type="float" office:value="1.9799999999999999E-4"/>
            <table:table-cell office:value-type="float" office:value="4.9042000000000002E-2"/>
            <table:table-cell office:value-type="float" office:value="3.6392000000000001E-2"/>
            <table:table-cell office:value-type="float" office:value="1.6952999999999999E-2"/>
          </table:table-row>
          <table:table-row>
            <table:table-cell office:value-type="string">
              <text:p>4</text:p>
            </table:table-cell>
            <table:table-cell office:value-type="float" office:value="1.9799999999999999E-4"/>
            <table:table-cell office:value-type="float" office:value="4.9163999999999999E-2"/>
            <table:table-cell office:value-type="float" office:value="3.6513999999999998E-2"/>
            <table:table-cell office:value-type="float" office:value="1.7075E-2"/>
          </table:table-row>
          <table:table-row>
            <table:table-cell office:value-type="string">
              <text:p>5</text:p>
            </table:table-cell>
            <table:table-cell office:value-type="float" office:value="1.9799999999999999E-4"/>
            <table:table-cell office:value-type="float" office:value="4.9286000000000003E-2"/>
            <table:table-cell office:value-type="float" office:value="3.6621000000000001E-2"/>
            <table:table-cell office:value-type="float" office:value="1.7197E-2"/>
          </table:table-row>
          <table:table-row>
            <table:table-cell office:value-type="string">
              <text:p>6</text:p>
            </table:table-cell>
            <table:table-cell office:value-type="float" office:value="1.9799999999999999E-4"/>
            <table:table-cell office:value-type="float" office:value="4.9408000000000001E-2"/>
            <table:table-cell office:value-type="float" office:value="3.6742999999999998E-2"/>
            <table:table-cell office:value-type="float" office:value="1.7319000000000001E-2"/>
          </table:table-row>
          <table:table-row>
            <table:table-cell office:value-type="string">
              <text:p>7</text:p>
            </table:table-cell>
            <table:table-cell office:value-type="float" office:value="1.9799999999999999E-4"/>
            <table:table-cell office:value-type="float" office:value="4.9529999999999998E-2"/>
            <table:table-cell office:value-type="float" office:value="3.6865000000000002E-2"/>
            <table:table-cell office:value-type="float" office:value="1.7426000000000001E-2"/>
          </table:table-row>
          <table:table-row>
            <table:table-cell office:value-type="string">
              <text:p>8</text:p>
            </table:table-cell>
            <table:table-cell office:value-type="float" office:value="1.9799999999999999E-4"/>
            <table:table-cell office:value-type="float" office:value="4.9652000000000002E-2"/>
            <table:table-cell office:value-type="float" office:value="3.6986999999999999E-2"/>
            <table:table-cell office:value-type="float" office:value="1.7548000000000001E-2"/>
          </table:table-row>
          <table:table-row>
            <table:table-cell office:value-type="string">
              <text:p>9</text:p>
            </table:table-cell>
            <table:table-cell office:value-type="float" office:value="1.9799999999999999E-4"/>
            <table:table-cell office:value-type="float" office:value="4.9773999999999999E-2"/>
            <table:table-cell office:value-type="float" office:value="3.7109000000000003E-2"/>
            <table:table-cell office:value-type="float" office:value="1.7670000000000002E-2"/>
          </table:table-row>
          <table:table-row>
            <table:table-cell office:value-type="string">
              <text:p>10</text:p>
            </table:table-cell>
            <table:table-cell office:value-type="float" office:value="1.9799999999999999E-4"/>
            <table:table-cell office:value-type="float" office:value="4.9881000000000002E-2"/>
            <table:table-cell office:value-type="float" office:value="3.7231E-2"/>
            <table:table-cell office:value-type="float" office:value="1.7791999999999999E-2"/>
          </table:table-row>
          <table:table-row>
            <table:table-cell office:value-type="string">
              <text:p>11</text:p>
            </table:table-cell>
            <table:table-cell office:value-type="float" office:value="1.9799999999999999E-4"/>
            <table:table-cell office:value-type="float" office:value="5.0002999999999999E-2"/>
            <table:table-cell office:value-type="float" office:value="3.7353999999999998E-2"/>
            <table:table-cell office:value-type="float" office:value="1.7913999999999999E-2"/>
          </table:table-row>
          <table:table-row>
            <table:table-cell office:value-type="string">
              <text:p>12</text:p>
            </table:table-cell>
            <table:table-cell office:value-type="float" office:value="1.9799999999999999E-4"/>
            <table:table-cell office:value-type="float" office:value="5.0125000000000003E-2"/>
            <table:table-cell office:value-type="float" office:value="3.746E-2"/>
            <table:table-cell office:value-type="float" office:value="1.8036E-2"/>
          </table:table-row>
          <table:table-row>
            <table:table-cell office:value-type="string">
              <text:p>13</text:p>
            </table:table-cell>
            <table:table-cell office:value-type="float" office:value="2.14E-4"/>
            <table:table-cell office:value-type="float" office:value="5.0247E-2"/>
            <table:table-cell office:value-type="float" office:value="3.7581999999999997E-2"/>
            <table:table-cell office:value-type="float" office:value="1.8158000000000001E-2"/>
          </table:table-row>
          <table:table-row>
            <table:table-cell office:value-type="string">
              <text:p>14</text:p>
            </table:table-cell>
            <table:table-cell office:value-type="float" office:value="2.14E-4"/>
            <table:table-cell office:value-type="float" office:value="5.0368999999999997E-2"/>
            <table:table-cell office:value-type="float" office:value="3.7704000000000001E-2"/>
            <table:table-cell office:value-type="float" office:value="1.8280000000000001E-2"/>
          </table:table-row>
          <table:table-row>
            <table:table-cell office:value-type="string">
              <text:p>15</text:p>
            </table:table-cell>
            <table:table-cell office:value-type="float" office:value="2.14E-4"/>
            <table:table-cell office:value-type="float" office:value="5.0491000000000001E-2"/>
            <table:table-cell office:value-type="float" office:value="3.7827E-2"/>
            <table:table-cell office:value-type="float" office:value="1.8387000000000001E-2"/>
          </table:table-row>
          <table:table-row>
            <table:table-cell office:value-type="string">
              <text:p>16</text:p>
            </table:table-cell>
            <table:table-cell office:value-type="float" office:value="1.9799999999999999E-4"/>
            <table:table-cell office:value-type="float" office:value="5.0612999999999998E-2"/>
            <table:table-cell office:value-type="float" office:value="3.7948999999999997E-2"/>
            <table:table-cell office:value-type="float" office:value="1.8509000000000001E-2"/>
          </table:table-row>
          <table:table-row>
            <table:table-cell office:value-type="string">
              <text:p>17</text:p>
            </table:table-cell>
            <table:table-cell office:value-type="float" office:value="1.9799999999999999E-4"/>
            <table:table-cell office:value-type="float" office:value="5.0720000000000001E-2"/>
            <table:table-cell office:value-type="float" office:value="3.8071000000000001E-2"/>
            <table:table-cell office:value-type="float" office:value="1.8631000000000002E-2"/>
          </table:table-row>
          <table:table-row>
            <table:table-cell office:value-type="string">
              <text:p>18</text:p>
            </table:table-cell>
            <table:table-cell office:value-type="float" office:value="1.9799999999999999E-4"/>
            <table:table-cell office:value-type="float" office:value="5.0841999999999998E-2"/>
            <table:table-cell office:value-type="float" office:value="3.8192999999999998E-2"/>
            <table:table-cell office:value-type="float" office:value="1.8752999999999999E-2"/>
          </table:table-row>
          <table:table-row>
            <table:table-cell office:value-type="string">
              <text:p>19</text:p>
            </table:table-cell>
            <table:table-cell office:value-type="float" office:value="2.14E-4"/>
            <table:table-cell office:value-type="float" office:value="5.0964000000000002E-2"/>
            <table:table-cell office:value-type="float" office:value="3.8300000000000001E-2"/>
            <table:table-cell office:value-type="float" office:value="1.8874999999999999E-2"/>
          </table:table-row>
          <table:table-row>
            <table:table-cell office:value-type="string">
              <text:p>20</text:p>
            </table:table-cell>
            <table:table-cell office:value-type="float" office:value="2.14E-4"/>
            <table:table-cell office:value-type="float" office:value="5.1102000000000002E-2"/>
            <table:table-cell office:value-type="float" office:value="3.8421999999999998E-2"/>
            <table:table-cell office:value-type="float" office:value="1.9012000000000001E-2"/>
          </table:table-row>
          <table:table-row>
            <table:table-cell office:value-type="string">
              <text:p>21</text:p>
            </table:table-cell>
            <table:table-cell office:value-type="float" office:value="2.14E-4"/>
            <table:table-cell office:value-type="float" office:value="2.0111E-2"/>
            <table:table-cell office:value-type="float" office:value="3.8544000000000002E-2"/>
            <table:table-cell office:value-type="float" office:value="1.9134999999999999E-2"/>
          </table:table-row>
          <table:table-row>
            <table:table-cell office:value-type="string">
              <text:p>22</text:p>
            </table:table-cell>
            <table:table-cell office:value-type="float" office:value="1.9799999999999999E-4"/>
            <table:table-cell office:value-type="float" office:value="2.0233000000000001E-2"/>
            <table:table-cell office:value-type="float" office:value="3.8665999999999999E-2"/>
            <table:table-cell office:value-type="float" office:value="1.9241000000000001E-2"/>
          </table:table-row>
          <table:table-row>
            <table:table-cell office:value-type="string">
              <text:p>23</text:p>
            </table:table-cell>
            <table:table-cell office:value-type="float" office:value="2.14E-4"/>
            <table:table-cell office:value-type="float" office:value="2.0355000000000002E-2"/>
            <table:table-cell office:value-type="float" office:value="3.8788000000000003E-2"/>
            <table:table-cell office:value-type="float" office:value="1.9362999999999998E-2"/>
          </table:table-row>
          <table:table-row>
            <table:table-cell office:value-type="string">
              <text:p>24</text:p>
            </table:table-cell>
            <table:table-cell office:value-type="float" office:value="2.14E-4"/>
            <table:table-cell office:value-type="float" office:value="2.0476999999999999E-2"/>
            <table:table-cell office:value-type="float" office:value="3.8925000000000001E-2"/>
            <table:table-cell office:value-type="float" office:value="1.9484999999999999E-2"/>
          </table:table-row>
          <table:table-row>
            <table:table-cell office:value-type="string">
              <text:p>25</text:p>
            </table:table-cell>
            <table:table-cell office:value-type="float" office:value="2.14E-4"/>
            <table:table-cell office:value-type="float" office:value="2.0598999999999999E-2"/>
            <table:table-cell office:value-type="float" office:value="3.9046999999999998E-2"/>
            <table:table-cell office:value-type="float" office:value="1.9608E-2"/>
          </table:table-row>
          <table:table-row>
            <table:table-cell office:value-type="string">
              <text:p>26</text:p>
            </table:table-cell>
            <table:table-cell office:value-type="float" office:value="2.14E-4"/>
            <table:table-cell office:value-type="float" office:value="2.0721E-2"/>
            <table:table-cell office:value-type="float" office:value="3.9169000000000002E-2"/>
            <table:table-cell office:value-type="float" office:value="1.9730000000000001E-2"/>
          </table:table-row>
          <table:table-row>
            <table:table-cell office:value-type="string">
              <text:p>27</text:p>
            </table:table-cell>
            <table:table-cell office:value-type="float" office:value="1.9799999999999999E-4"/>
            <table:table-cell office:value-type="float" office:value="2.0827999999999999E-2"/>
            <table:table-cell office:value-type="float" office:value="3.9275999999999998E-2"/>
            <table:table-cell office:value-type="float" office:value="1.9852000000000002E-2"/>
          </table:table-row>
          <table:table-row>
            <table:table-cell office:value-type="string">
              <text:p>28</text:p>
            </table:table-cell>
            <table:table-cell office:value-type="float" office:value="1.9799999999999999E-4"/>
            <table:table-cell office:value-type="float" office:value="2.095E-2"/>
            <table:table-cell office:value-type="float" office:value="3.9398000000000002E-2"/>
            <table:table-cell office:value-type="float" office:value="1.9973999999999999E-2"/>
          </table:table-row>
          <table:table-row>
            <table:table-cell office:value-type="string">
              <text:p>29</text:p>
            </table:table-cell>
            <table:table-cell office:value-type="float" office:value="1.9799999999999999E-4"/>
            <table:table-cell office:value-type="float" office:value="2.1072E-2"/>
            <table:table-cell office:value-type="float" office:value="3.952E-2"/>
            <table:table-cell office:value-type="float" office:value="2.0081000000000002E-2"/>
          </table:table-row>
          <table:table-row>
            <table:table-cell office:value-type="string">
              <text:p>30</text:p>
            </table:table-cell>
            <table:table-cell office:value-type="float" office:value="2.14E-4"/>
            <table:table-cell office:value-type="float" office:value="2.1194000000000001E-2"/>
            <table:table-cell office:value-type="float" office:value="3.9641999999999997E-2"/>
            <table:table-cell office:value-type="float" office:value="2.0202999999999999E-2"/>
          </table:table-row>
          <table:table-row>
            <table:table-cell office:value-type="string">
              <text:p>31</text:p>
            </table:table-cell>
            <table:table-cell office:value-type="float" office:value="2.14E-4"/>
            <table:table-cell office:value-type="float" office:value="2.1316999999999999E-2"/>
            <table:table-cell office:value-type="float" office:value="3.9764000000000001E-2"/>
            <table:table-cell office:value-type="float" office:value="2.0324999999999999E-2"/>
          </table:table-row>
          <table:table-row>
            <table:table-cell office:value-type="string">
              <text:p>32</text:p>
            </table:table-cell>
            <table:table-cell office:value-type="float" office:value="2.14E-4"/>
            <table:table-cell office:value-type="float" office:value="2.1439E-2"/>
            <table:table-cell office:value-type="float" office:value="3.9885999999999998E-2"/>
            <table:table-cell office:value-type="float" office:value="2.0447E-2"/>
          </table:table-row>
          <table:table-row>
            <table:table-cell office:value-type="string">
              <text:p>33</text:p>
            </table:table-cell>
            <table:table-cell office:value-type="float" office:value="2.14E-4"/>
            <table:table-cell office:value-type="float" office:value="2.1561E-2"/>
            <table:table-cell office:value-type="float" office:value="4.0009000000000003E-2"/>
            <table:table-cell office:value-type="float" office:value="2.0569E-2"/>
          </table:table-row>
          <table:table-row>
            <table:table-cell office:value-type="string">
              <text:p>34</text:p>
            </table:table-cell>
            <table:table-cell office:value-type="float" office:value="2.14E-4"/>
            <table:table-cell office:value-type="float" office:value="2.1683000000000001E-2"/>
            <table:table-cell office:value-type="float" office:value="4.0114999999999998E-2"/>
            <table:table-cell office:value-type="float" office:value="2.0691000000000001E-2"/>
          </table:table-row>
          <table:table-row>
            <table:table-cell office:value-type="string">
              <text:p>35</text:p>
            </table:table-cell>
            <table:table-cell office:value-type="float" office:value="1.9799999999999999E-4"/>
            <table:table-cell office:value-type="float" office:value="2.179E-2"/>
            <table:table-cell office:value-type="float" office:value="4.0237000000000002E-2"/>
            <table:table-cell office:value-type="float" office:value="2.0813000000000002E-2"/>
          </table:table-row>
          <table:table-row>
            <table:table-cell office:value-type="string">
              <text:p>36</text:p>
            </table:table-cell>
            <table:table-cell office:value-type="float" office:value="2.14E-4"/>
            <table:table-cell office:value-type="float" office:value="2.1912000000000001E-2"/>
            <table:table-cell office:value-type="float" office:value="4.0358999999999999E-2"/>
            <table:table-cell office:value-type="float" office:value="2.0934999999999999E-2"/>
          </table:table-row>
          <table:table-row>
            <table:table-cell office:value-type="string">
              <text:p>37</text:p>
            </table:table-cell>
            <table:table-cell office:value-type="float" office:value="2.14E-4"/>
            <table:table-cell office:value-type="float" office:value="2.2034000000000002E-2"/>
            <table:table-cell office:value-type="float" office:value="4.0481999999999997E-2"/>
            <table:table-cell office:value-type="float" office:value="2.1042000000000002E-2"/>
          </table:table-row>
          <table:table-row>
            <table:table-cell office:value-type="string">
              <text:p>38</text:p>
            </table:table-cell>
            <table:table-cell office:value-type="float" office:value="1.9799999999999999E-4"/>
            <table:table-cell office:value-type="float" office:value="2.2155999999999999E-2"/>
            <table:table-cell office:value-type="float" office:value="4.0604000000000001E-2"/>
            <table:table-cell office:value-type="float" office:value="2.1163999999999999E-2"/>
          </table:table-row>
          <table:table-row>
            <table:table-cell office:value-type="string">
              <text:p>39</text:p>
            </table:table-cell>
            <table:table-cell office:value-type="float" office:value="2.14E-4"/>
            <table:table-cell office:value-type="float" office:value="2.2277999999999999E-2"/>
            <table:table-cell office:value-type="float" office:value="4.0725999999999998E-2"/>
            <table:table-cell office:value-type="float" office:value="2.1285999999999999E-2"/>
          </table:table-row>
          <table:table-row>
            <table:table-cell office:value-type="string">
              <text:p>40</text:p>
            </table:table-cell>
            <table:table-cell office:value-type="float" office:value="1.9799999999999999E-4"/>
            <table:table-cell office:value-type="float" office:value="2.24E-2"/>
            <table:table-cell office:value-type="float" office:value="4.0848000000000002E-2"/>
            <table:table-cell office:value-type="float" office:value="2.1408E-2"/>
          </table:table-row>
          <table:table-row>
            <table:table-cell office:value-type="string">
              <text:p>41</text:p>
            </table:table-cell>
            <table:table-cell office:value-type="float" office:value="2.14E-4"/>
            <table:table-cell office:value-type="float" office:value="2.2522E-2"/>
            <table:table-cell office:value-type="float" office:value="4.0954999999999998E-2"/>
            <table:table-cell office:value-type="float" office:value="2.1530000000000001E-2"/>
          </table:table-row>
          <table:table-row>
            <table:table-cell office:value-type="string">
              <text:p>42</text:p>
            </table:table-cell>
            <table:table-cell office:value-type="float" office:value="1.9799999999999999E-4"/>
            <table:table-cell office:value-type="float" office:value="2.2629E-2"/>
            <table:table-cell office:value-type="float" office:value="4.1077000000000002E-2"/>
            <table:table-cell office:value-type="float" office:value="2.1652000000000001E-2"/>
          </table:table-row>
          <table:table-row>
            <table:table-cell office:value-type="string">
              <text:p>43</text:p>
            </table:table-cell>
            <table:table-cell office:value-type="float" office:value="2.14E-4"/>
            <table:table-cell office:value-type="float" office:value="2.2751E-2"/>
            <table:table-cell office:value-type="float" office:value="4.1199E-2"/>
            <table:table-cell office:value-type="float" office:value="2.1774000000000002E-2"/>
          </table:table-row>
          <table:table-row>
            <table:table-cell office:value-type="string">
              <text:p>44</text:p>
            </table:table-cell>
            <table:table-cell office:value-type="float" office:value="2.14E-4"/>
            <table:table-cell office:value-type="float" office:value="2.2873000000000001E-2"/>
            <table:table-cell office:value-type="float" office:value="4.1320999999999997E-2"/>
            <table:table-cell office:value-type="float" office:value="2.1881000000000001E-2"/>
          </table:table-row>
          <table:table-row>
            <table:table-cell office:value-type="string">
              <text:p>45</text:p>
            </table:table-cell>
            <table:table-cell office:value-type="float" office:value="2.14E-4"/>
            <table:table-cell office:value-type="float" office:value="2.2995000000000002E-2"/>
            <table:table-cell office:value-type="float" office:value="4.1443000000000001E-2"/>
            <table:table-cell office:value-type="float" office:value="2.2003000000000002E-2"/>
          </table:table-row>
          <table:table-row>
            <table:table-cell office:value-type="string">
              <text:p>46</text:p>
            </table:table-cell>
            <table:table-cell office:value-type="float" office:value="2.14E-4"/>
            <table:table-cell office:value-type="float" office:value="2.3116999999999999E-2"/>
            <table:table-cell office:value-type="float" office:value="4.1564999999999998E-2"/>
            <table:table-cell office:value-type="float" office:value="2.2124999999999999E-2"/>
          </table:table-row>
          <table:table-row>
            <table:table-cell office:value-type="string">
              <text:p>47</text:p>
            </table:table-cell>
            <table:table-cell office:value-type="float" office:value="2.14E-4"/>
            <table:table-cell office:value-type="float" office:value="2.3238999999999999E-2"/>
            <table:table-cell office:value-type="float" office:value="4.1687000000000002E-2"/>
            <table:table-cell office:value-type="float" office:value="2.2246999999999999E-2"/>
          </table:table-row>
          <table:table-row>
            <table:table-cell office:value-type="string">
              <text:p>48</text:p>
            </table:table-cell>
            <table:table-cell office:value-type="float" office:value="2.14E-4"/>
            <table:table-cell office:value-type="float" office:value="2.3361E-2"/>
            <table:table-cell office:value-type="float" office:value="4.1808999999999999E-2"/>
            <table:table-cell office:value-type="float" office:value="2.2369E-2"/>
          </table:table-row>
          <table:table-row>
            <table:table-cell office:value-type="string">
              <text:p>49</text:p>
            </table:table-cell>
            <table:table-cell office:value-type="float" office:value="2.14E-4"/>
            <table:table-cell office:value-type="float" office:value="2.3467999999999999E-2"/>
            <table:table-cell office:value-type="float" office:value="4.1916000000000002E-2"/>
            <table:table-cell office:value-type="float" office:value="2.2491000000000001E-2"/>
          </table:table-row>
          <table:table-row>
            <table:table-cell office:value-type="string">
              <text:p>50</text:p>
            </table:table-cell>
            <table:table-cell office:value-type="float" office:value="2.14E-4"/>
            <table:table-cell office:value-type="float" office:value="2.359E-2"/>
            <table:table-cell office:value-type="float" office:value="4.2037999999999999E-2"/>
            <table:table-cell office:value-type="float" office:value="2.2613999999999999E-2"/>
          </table:table-row>
          <table:table-row>
            <table:table-cell office:value-type="string">
              <text:p>51</text:p>
            </table:table-cell>
            <table:table-cell office:value-type="float" office:value="2.14E-4"/>
            <table:table-cell office:value-type="float" office:value="2.3712E-2"/>
            <table:table-cell office:value-type="float" office:value="4.2160000000000003E-2"/>
            <table:table-cell office:value-type="float" office:value="2.2720000000000001E-2"/>
          </table:table-row>
          <table:table-row>
            <table:table-cell office:value-type="string">
              <text:p>52</text:p>
            </table:table-cell>
            <table:table-cell office:value-type="float" office:value="2.14E-4"/>
            <table:table-cell office:value-type="float" office:value="2.3834000000000001E-2"/>
            <table:table-cell office:value-type="float" office:value="4.2282E-2"/>
            <table:table-cell office:value-type="float" office:value="2.2842000000000001E-2"/>
          </table:table-row>
          <table:table-row>
            <table:table-cell office:value-type="string">
              <text:p>53</text:p>
            </table:table-cell>
            <table:table-cell office:value-type="float" office:value="2.14E-4"/>
            <table:table-cell office:value-type="float" office:value="2.3956000000000002E-2"/>
            <table:table-cell office:value-type="float" office:value="4.2403999999999997E-2"/>
            <table:table-cell office:value-type="float" office:value="2.2963999999999998E-2"/>
          </table:table-row>
          <table:table-row>
            <table:table-cell office:value-type="string">
              <text:p>54</text:p>
            </table:table-cell>
            <table:table-cell office:value-type="float" office:value="2.14E-4"/>
            <table:table-cell office:value-type="float" office:value="2.4077999999999999E-2"/>
            <table:table-cell office:value-type="float" office:value="4.2526000000000001E-2"/>
            <table:table-cell office:value-type="float" office:value="2.3087E-2"/>
          </table:table-row>
          <table:table-row>
            <table:table-cell office:value-type="string">
              <text:p>55</text:p>
            </table:table-cell>
            <table:table-cell office:value-type="float" office:value="2.2900000000000001E-4"/>
            <table:table-cell office:value-type="float" office:value="2.4199999999999999E-2"/>
            <table:table-cell office:value-type="float" office:value="4.2647999999999998E-2"/>
            <table:table-cell office:value-type="float" office:value="2.3209E-2"/>
          </table:table-row>
          <table:table-row>
            <table:table-cell office:value-type="string">
              <text:p>56</text:p>
            </table:table-cell>
            <table:table-cell office:value-type="float" office:value="2.2900000000000001E-4"/>
            <table:table-cell office:value-type="float" office:value="2.4323000000000001E-2"/>
            <table:table-cell office:value-type="float" office:value="4.2755000000000001E-2"/>
            <table:table-cell office:value-type="float" office:value="2.3331000000000001E-2"/>
          </table:table-row>
          <table:table-row>
            <table:table-cell office:value-type="string">
              <text:p>57</text:p>
            </table:table-cell>
            <table:table-cell office:value-type="float" office:value="2.14E-4"/>
            <table:table-cell office:value-type="float" office:value="2.4428999999999999E-2"/>
            <table:table-cell office:value-type="float" office:value="4.2876999999999998E-2"/>
            <table:table-cell office:value-type="float" office:value="2.3453000000000002E-2"/>
          </table:table-row>
          <table:table-row>
            <table:table-cell office:value-type="string">
              <text:p>58</text:p>
            </table:table-cell>
            <table:table-cell office:value-type="float" office:value="2.14E-4"/>
            <table:table-cell office:value-type="float" office:value="2.4551E-2"/>
            <table:table-cell office:value-type="float" office:value="4.2999000000000002E-2"/>
            <table:table-cell office:value-type="float" office:value="2.3574999999999999E-2"/>
          </table:table-row>
          <table:table-row>
            <table:table-cell office:value-type="string">
              <text:p>59</text:p>
            </table:table-cell>
            <table:table-cell office:value-type="float" office:value="2.2900000000000001E-4"/>
            <table:table-cell office:value-type="float" office:value="2.4688999999999999E-2"/>
            <table:table-cell office:value-type="float" office:value="4.3121E-2"/>
            <table:table-cell office:value-type="float" office:value="2.3682000000000002E-2"/>
          </table:table-row>
          <table:table-row>
            <table:table-cell office:value-type="string">
              <text:p>60</text:p>
            </table:table-cell>
            <table:table-cell office:value-type="float" office:value="2.14E-4"/>
            <table:table-cell office:value-type="float" office:value="2.4811E-2"/>
            <table:table-cell office:value-type="float" office:value="4.3242999999999997E-2"/>
            <table:table-cell office:value-type="float" office:value="2.3803999999999999E-2"/>
          </table:table-row>
          <table:table-row>
            <table:table-cell office:value-type="string">
              <text:p>61</text:p>
            </table:table-cell>
            <table:table-cell office:value-type="float" office:value="2.2900000000000001E-4"/>
            <table:table-cell office:value-type="float" office:value="2.4933E-2"/>
            <table:table-cell office:value-type="float" office:value="4.3365000000000001E-2"/>
            <table:table-cell office:value-type="float" office:value="2.3925999999999999E-2"/>
          </table:table-row>
          <table:table-row>
            <table:table-cell office:value-type="string">
              <text:p>62</text:p>
            </table:table-cell>
            <table:table-cell office:value-type="float" office:value="2.14E-4"/>
            <table:table-cell office:value-type="float" office:value="2.5055000000000001E-2"/>
            <table:table-cell office:value-type="float" office:value="4.3487999999999999E-2"/>
            <table:table-cell office:value-type="float" office:value="2.4048E-2"/>
          </table:table-row>
          <table:table-row>
            <table:table-cell office:value-type="string">
              <text:p>63</text:p>
            </table:table-cell>
            <table:table-cell office:value-type="float" office:value="2.14E-4"/>
            <table:table-cell office:value-type="float" office:value="2.5177000000000001E-2"/>
            <table:table-cell office:value-type="float" office:value="4.3610000000000003E-2"/>
            <table:table-cell office:value-type="float" office:value="2.4170000000000001E-2"/>
          </table:table-row>
          <table:table-row>
            <table:table-cell office:value-type="string">
              <text:p>64</text:p>
            </table:table-cell>
            <table:table-cell office:value-type="float" office:value="2.14E-4"/>
            <table:table-cell office:value-type="float" office:value="2.5284000000000001E-2"/>
            <table:table-cell office:value-type="float" office:value="4.3715999999999998E-2"/>
            <table:table-cell office:value-type="float" office:value="2.4292000000000001E-2"/>
          </table:table-row>
          <table:table-row>
            <table:table-cell office:value-type="string">
              <text:p>65</text:p>
            </table:table-cell>
            <table:table-cell office:value-type="float" office:value="2.2900000000000001E-4"/>
            <table:table-cell office:value-type="float" office:value="2.5406000000000001E-2"/>
            <table:table-cell office:value-type="float" office:value="4.3839000000000003E-2"/>
            <table:table-cell office:value-type="float" office:value="2.4414000000000002E-2"/>
          </table:table-row>
          <table:table-row>
            <table:table-cell office:value-type="string">
              <text:p>66</text:p>
            </table:table-cell>
            <table:table-cell office:value-type="float" office:value="2.2900000000000001E-4"/>
            <table:table-cell office:value-type="float" office:value="2.5527999999999999E-2"/>
            <table:table-cell office:value-type="float" office:value="4.3961E-2"/>
            <table:table-cell office:value-type="float" office:value="2.4521000000000001E-2"/>
          </table:table-row>
          <table:table-row>
            <table:table-cell office:value-type="string">
              <text:p>67</text:p>
            </table:table-cell>
            <table:table-cell office:value-type="float" office:value="2.2900000000000001E-4"/>
            <table:table-cell office:value-type="float" office:value="2.5649999999999999E-2"/>
            <table:table-cell office:value-type="float" office:value="4.4082999999999997E-2"/>
            <table:table-cell office:value-type="float" office:value="2.4643000000000002E-2"/>
          </table:table-row>
          <table:table-row>
            <table:table-cell office:value-type="string">
              <text:p>68</text:p>
            </table:table-cell>
            <table:table-cell office:value-type="float" office:value="2.2900000000000001E-4"/>
            <table:table-cell office:value-type="float" office:value="2.5772E-2"/>
            <table:table-cell office:value-type="float" office:value="4.4205000000000001E-2"/>
            <table:table-cell office:value-type="float" office:value="2.4764999999999999E-2"/>
          </table:table-row>
          <table:table-row>
            <table:table-cell office:value-type="string">
              <text:p>69</text:p>
            </table:table-cell>
            <table:table-cell office:value-type="float" office:value="2.14E-4"/>
            <table:table-cell office:value-type="float" office:value="2.5894E-2"/>
            <table:table-cell office:value-type="float" office:value="4.4341999999999999E-2"/>
            <table:table-cell office:value-type="float" office:value="2.4886999999999999E-2"/>
          </table:table-row>
          <table:table-row>
            <table:table-cell office:value-type="string">
              <text:p>70</text:p>
            </table:table-cell>
            <table:table-cell office:value-type="float" office:value="2.14E-4"/>
            <table:table-cell office:value-type="float" office:value="2.6016000000000001E-2"/>
            <table:table-cell office:value-type="float" office:value="4.4463999999999997E-2"/>
            <table:table-cell office:value-type="float" office:value="2.5009E-2"/>
          </table:table-row>
          <table:table-row>
            <table:table-cell office:value-type="string">
              <text:p>71</text:p>
            </table:table-cell>
            <table:table-cell office:value-type="float" office:value="2.2900000000000001E-4"/>
            <table:table-cell office:value-type="float" office:value="2.6123E-2"/>
            <table:table-cell office:value-type="float" office:value="4.4571E-2"/>
            <table:table-cell office:value-type="float" office:value="2.5131000000000001E-2"/>
          </table:table-row>
          <table:table-row>
            <table:table-cell office:value-type="string">
              <text:p>72</text:p>
            </table:table-cell>
            <table:table-cell office:value-type="float" office:value="2.2900000000000001E-4"/>
            <table:table-cell office:value-type="float" office:value="2.6245000000000001E-2"/>
            <table:table-cell office:value-type="float" office:value="4.4692999999999997E-2"/>
            <table:table-cell office:value-type="float" office:value="2.5253000000000001E-2"/>
          </table:table-row>
          <table:table-row>
            <table:table-cell office:value-type="string">
              <text:p>73</text:p>
            </table:table-cell>
            <table:table-cell office:value-type="float" office:value="2.2900000000000001E-4"/>
            <table:table-cell office:value-type="float" office:value="2.6367000000000002E-2"/>
            <table:table-cell office:value-type="float" office:value="4.4815000000000001E-2"/>
            <table:table-cell office:value-type="float" office:value="2.5360000000000001E-2"/>
          </table:table-row>
          <table:table-row>
            <table:table-cell office:value-type="string">
              <text:p>74</text:p>
            </table:table-cell>
            <table:table-cell office:value-type="float" office:value="2.14E-4"/>
            <table:table-cell office:value-type="float" office:value="2.6488999999999999E-2"/>
            <table:table-cell office:value-type="float" office:value="4.4936999999999998E-2"/>
            <table:table-cell office:value-type="float" office:value="2.5482000000000001E-2"/>
          </table:table-row>
          <table:table-row>
            <table:table-cell office:value-type="string">
              <text:p>75</text:p>
            </table:table-cell>
            <table:table-cell office:value-type="float" office:value="2.14E-4"/>
            <table:table-cell office:value-type="float" office:value="2.6610999999999999E-2"/>
            <table:table-cell office:value-type="float" office:value="4.5059000000000002E-2"/>
            <table:table-cell office:value-type="float" office:value="2.5603999999999998E-2"/>
          </table:table-row>
          <table:table-row>
            <table:table-cell office:value-type="string">
              <text:p>76</text:p>
            </table:table-cell>
            <table:table-cell office:value-type="float" office:value="2.2900000000000001E-4"/>
            <table:table-cell office:value-type="float" office:value="2.6733E-2"/>
            <table:table-cell office:value-type="float" office:value="4.5180999999999999E-2"/>
            <table:table-cell office:value-type="float" office:value="2.5725999999999999E-2"/>
          </table:table-row>
          <table:table-row>
            <table:table-cell office:value-type="string">
              <text:p>77</text:p>
            </table:table-cell>
            <table:table-cell office:value-type="float" office:value="2.2900000000000001E-4"/>
            <table:table-cell office:value-type="float" office:value="2.6855E-2"/>
            <table:table-cell office:value-type="float" office:value="4.5303000000000003E-2"/>
            <table:table-cell office:value-type="float" office:value="2.5847999999999999E-2"/>
          </table:table-row>
          <table:table-row>
            <table:table-cell office:value-type="string">
              <text:p>78</text:p>
            </table:table-cell>
            <table:table-cell office:value-type="float" office:value="2.2900000000000001E-4"/>
            <table:table-cell office:value-type="float" office:value="2.6977999999999999E-2"/>
            <table:table-cell office:value-type="float" office:value="4.5409999999999999E-2"/>
            <table:table-cell office:value-type="float" office:value="2.597E-2"/>
          </table:table-row>
          <table:table-row>
            <table:table-cell office:value-type="string">
              <text:p>79</text:p>
            </table:table-cell>
            <table:table-cell office:value-type="float" office:value="2.14E-4"/>
            <table:table-cell office:value-type="float" office:value="2.7084E-2"/>
            <table:table-cell office:value-type="float" office:value="4.5532000000000003E-2"/>
            <table:table-cell office:value-type="float" office:value="2.6093000000000002E-2"/>
          </table:table-row>
          <table:table-row>
            <table:table-cell office:value-type="string">
              <text:p>80</text:p>
            </table:table-cell>
            <table:table-cell office:value-type="float" office:value="2.2900000000000001E-4"/>
            <table:table-cell office:value-type="float" office:value="2.7206000000000001E-2"/>
            <table:table-cell office:value-type="float" office:value="4.5654E-2"/>
            <table:table-cell office:value-type="float" office:value="2.6214999999999999E-2"/>
          </table:table-row>
          <table:table-row>
            <table:table-cell office:value-type="string">
              <text:p>81</text:p>
            </table:table-cell>
            <table:table-cell office:value-type="float" office:value="2.14E-4"/>
            <table:table-cell office:value-type="float" office:value="2.7328000000000002E-2"/>
            <table:table-cell office:value-type="float" office:value="4.5775999999999997E-2"/>
            <table:table-cell office:value-type="float" office:value="2.6321000000000001E-2"/>
          </table:table-row>
          <table:table-row>
            <table:table-cell office:value-type="string">
              <text:p>82</text:p>
            </table:table-cell>
            <table:table-cell office:value-type="float" office:value="2.14E-4"/>
            <table:table-cell office:value-type="float" office:value="2.7451E-2"/>
            <table:table-cell office:value-type="float" office:value="4.5898000000000001E-2"/>
            <table:table-cell office:value-type="float" office:value="2.6443000000000001E-2"/>
          </table:table-row>
          <table:table-row>
            <table:table-cell office:value-type="string">
              <text:p>83</text:p>
            </table:table-cell>
            <table:table-cell office:value-type="float" office:value="2.2900000000000001E-4"/>
            <table:table-cell office:value-type="float" office:value="2.7573E-2"/>
            <table:table-cell office:value-type="float" office:value="4.6020999999999999E-2"/>
            <table:table-cell office:value-type="float" office:value="2.6565999999999999E-2"/>
          </table:table-row>
          <table:table-row>
            <table:table-cell office:value-type="string">
              <text:p>84</text:p>
            </table:table-cell>
            <table:table-cell office:value-type="float" office:value="2.2900000000000001E-4"/>
            <table:table-cell office:value-type="float" office:value="2.7695000000000001E-2"/>
            <table:table-cell office:value-type="float" office:value="1.738E-2"/>
            <table:table-cell office:value-type="float" office:value="2.6688E-2"/>
          </table:table-row>
          <table:table-row>
            <table:table-cell office:value-type="string">
              <text:p>85</text:p>
            </table:table-cell>
            <table:table-cell office:value-type="float" office:value="2.14E-4"/>
            <table:table-cell office:value-type="float" office:value="2.7817000000000001E-2"/>
            <table:table-cell office:value-type="float" office:value="1.7502E-2"/>
            <table:table-cell office:value-type="float" office:value="2.681E-2"/>
          </table:table-row>
          <table:table-row>
            <table:table-cell office:value-type="string">
              <text:p>86</text:p>
            </table:table-cell>
            <table:table-cell office:value-type="float" office:value="2.14E-4"/>
            <table:table-cell office:value-type="float" office:value="2.7924000000000001E-2"/>
            <table:table-cell office:value-type="float" office:value="1.7624000000000001E-2"/>
            <table:table-cell office:value-type="float" office:value="2.6932000000000001E-2"/>
          </table:table-row>
          <table:table-row>
            <table:table-cell office:value-type="string">
              <text:p>87</text:p>
            </table:table-cell>
            <table:table-cell office:value-type="float" office:value="2.14E-4"/>
            <table:table-cell office:value-type="float" office:value="2.8046000000000001E-2"/>
            <table:table-cell office:value-type="float" office:value="1.7746000000000001E-2"/>
            <table:table-cell office:value-type="float" office:value="2.7054000000000002E-2"/>
          </table:table-row>
          <table:table-row>
            <table:table-cell office:value-type="string">
              <text:p>88</text:p>
            </table:table-cell>
            <table:table-cell office:value-type="float" office:value="2.2900000000000001E-4"/>
            <table:table-cell office:value-type="float" office:value="2.8167999999999999E-2"/>
            <table:table-cell office:value-type="float" office:value="1.7867999999999998E-2"/>
            <table:table-cell office:value-type="float" office:value="2.7161000000000001E-2"/>
          </table:table-row>
          <table:table-row>
            <table:table-cell office:value-type="string">
              <text:p>89</text:p>
            </table:table-cell>
            <table:table-cell office:value-type="float" office:value="2.2900000000000001E-4"/>
            <table:table-cell office:value-type="float" office:value="2.8289999999999999E-2"/>
            <table:table-cell office:value-type="float" office:value="1.7989999999999999E-2"/>
            <table:table-cell office:value-type="float" office:value="2.7297999999999999E-2"/>
          </table:table-row>
          <table:table-row>
            <table:table-cell office:value-type="string">
              <text:p>90</text:p>
            </table:table-cell>
            <table:table-cell office:value-type="float" office:value="2.14E-4"/>
            <table:table-cell office:value-type="float" office:value="2.8412E-2"/>
            <table:table-cell office:value-type="float" office:value="1.8096999999999999E-2"/>
            <table:table-cell office:value-type="float" office:value="2.742E-2"/>
          </table:table-row>
          <table:table-row>
            <table:table-cell office:value-type="string">
              <text:p>91</text:p>
            </table:table-cell>
            <table:table-cell office:value-type="float" office:value="2.14E-4"/>
            <table:table-cell office:value-type="float" office:value="2.8534E-2"/>
            <table:table-cell office:value-type="float" office:value="1.8218999999999999E-2"/>
            <table:table-cell office:value-type="float" office:value="2.7542000000000001E-2"/>
          </table:table-row>
          <table:table-row>
            <table:table-cell office:value-type="string">
              <text:p>92</text:p>
            </table:table-cell>
            <table:table-cell office:value-type="float" office:value="2.14E-4"/>
            <table:table-cell office:value-type="float" office:value="2.8656000000000001E-2"/>
            <table:table-cell office:value-type="float" office:value="1.8341E-2"/>
            <table:table-cell office:value-type="float" office:value="2.7664000000000001E-2"/>
          </table:table-row>
          <table:table-row>
            <table:table-cell office:value-type="string">
              <text:p>93</text:p>
            </table:table-cell>
            <table:table-cell office:value-type="float" office:value="2.2900000000000001E-4"/>
            <table:table-cell office:value-type="float" office:value="2.8763E-2"/>
            <table:table-cell office:value-type="float" office:value="1.8463E-2"/>
            <table:table-cell office:value-type="float" office:value="2.7786000000000002E-2"/>
          </table:table-row>
          <table:table-row>
            <table:table-cell office:value-type="string">
              <text:p>94</text:p>
            </table:table-cell>
            <table:table-cell office:value-type="float" office:value="2.2900000000000001E-4"/>
            <table:table-cell office:value-type="float" office:value="2.8885000000000001E-2"/>
            <table:table-cell office:value-type="float" office:value="1.8585000000000001E-2"/>
            <table:table-cell office:value-type="float" office:value="2.7907999999999999E-2"/>
          </table:table-row>
          <table:table-row>
            <table:table-cell office:value-type="string">
              <text:p>95</text:p>
            </table:table-cell>
            <table:table-cell office:value-type="float" office:value="2.2900000000000001E-4"/>
            <table:table-cell office:value-type="float" office:value="2.9007000000000002E-2"/>
            <table:table-cell office:value-type="float" office:value="1.8707000000000001E-2"/>
            <table:table-cell office:value-type="float" office:value="2.8015000000000002E-2"/>
          </table:table-row>
          <table:table-row>
            <table:table-cell office:value-type="string">
              <text:p>96</text:p>
            </table:table-cell>
            <table:table-cell office:value-type="float" office:value="2.14E-4"/>
            <table:table-cell office:value-type="float" office:value="2.9128999999999999E-2"/>
            <table:table-cell office:value-type="float" office:value="1.8828999999999999E-2"/>
            <table:table-cell office:value-type="float" office:value="2.8136999999999999E-2"/>
          </table:table-row>
          <table:table-row>
            <table:table-cell office:value-type="string">
              <text:p>97</text:p>
            </table:table-cell>
            <table:table-cell office:value-type="float" office:value="2.14E-4"/>
            <table:table-cell office:value-type="float" office:value="2.9250999999999999E-2"/>
            <table:table-cell office:value-type="float" office:value="1.8936000000000001E-2"/>
            <table:table-cell office:value-type="float" office:value="2.8258999999999999E-2"/>
          </table:table-row>
          <table:table-row>
            <table:table-cell office:value-type="string">
              <text:p>98</text:p>
            </table:table-cell>
            <table:table-cell office:value-type="float" office:value="2.2900000000000001E-4"/>
            <table:table-cell office:value-type="float" office:value="2.9388000000000001E-2"/>
            <table:table-cell office:value-type="float" office:value="1.9057999999999999E-2"/>
            <table:table-cell office:value-type="float" office:value="2.8381E-2"/>
          </table:table-row>
          <table:table-row>
            <table:table-cell office:value-type="string">
              <text:p>99</text:p>
            </table:table-cell>
            <table:table-cell office:value-type="float" office:value="2.4399999999999999E-4"/>
            <table:table-cell office:value-type="float" office:value="2.9510000000000002E-2"/>
            <table:table-cell office:value-type="float" office:value="1.9179999999999999E-2"/>
            <table:table-cell office:value-type="float" office:value="2.8503000000000001E-2"/>
          </table:table-row>
          <table:table-row>
            <table:table-cell office:value-type="string">
              <text:p>100</text:p>
            </table:table-cell>
            <table:table-cell office:value-type="float" office:value="2.2900000000000001E-4"/>
            <table:table-cell office:value-type="float" office:value="2.9633E-2"/>
            <table:table-cell office:value-type="float" office:value="1.9302E-2"/>
            <table:table-cell office:value-type="float" office:value="2.8625000000000001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